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6.641cm"/>
    </style:style>
    <style:style style:name="co2" style:family="table-column">
      <style:table-column-properties fo:break-before="auto" style:column-width="3.387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1.522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3.6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429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1.11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1.37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22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23" style:family="table-cell" style:parent-style-name="Default" style:data-style-name="N2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2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27" style:family="table-cell" style:parent-style-name="Default" style:data-style-name="N0">
      <style:table-cell-properties fo:wrap-option="wrap" style:vertical-align="middle"/>
    </style:style>
    <style:style style:name="ce10" style:family="table-cell" style:parent-style-name="Default" style:data-style-name="N0">
      <style:table-cell-properties fo:wrap-option="wrap" style:vertical-align="middle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ce14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/>
      <table:table table:name="Лист1" table:style-name="ta1">
        <table:shapes>
          <draw:frame draw:z-index="0" draw:style-name="gr1" draw:text-style-name="P1" svg:width="15.999cm" svg:height="8.999cm" svg:x="23.132cm" svg:y="4.295cm">
            <draw:object draw:notify-on-update-of-ranges="Лист1.F6:Лист1.F6 Лист1.F7:Лист1.F9 Лист1.G6:Лист1.G6 Лист1.G7:Лист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4"/>
        <table:table-column table:style-name="co2" table:default-cell-style-name="ce26"/>
        <table:table-column table:style-name="co3" table:default-cell-style-name="ce24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4" table:number-columns-repeated="1017" table:default-cell-style-name="ce27"/>
        <table:table-row table:style-name="ro1">
          <table:table-cell table:style-name="ce1" office:value-type="string" calcext:value-type="string">
            <text:p>Город</text:p>
          </table:table-cell>
          <table:table-cell table:style-name="ce25" office:value-type="string" calcext:value-type="string">
            <text:p>Численность населения</text:p>
          </table:table-cell>
          <table:table-cell table:style-name="ce1" office:value-type="string" calcext:value-type="string">
            <text:p>Стран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смун</text:p>
          </table:table-cell>
          <table:table-cell table:style-name="ce22" office:value-type="float" office:value="91.397" calcext:value-type="float">
            <text:p>91,4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2"/>
          <table:table-cell table:style-name="ce10" table:formula="of:=COUNTIF([.C2:.C1001];&quot;Республика Беларусь&quot;)" office:value-type="float" office:value="111" calcext:value-type="float">
            <text:p>111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Винер-Нойштадт</text:p>
          </table:table-cell>
          <table:table-cell table:style-name="ce22" office:value-type="float" office:value="39.94" calcext:value-type="float">
            <text:p>39,94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2"/>
          <table:table-cell table:style-name="ce10" table:formula="of:=AVERAGEIF([.B2:.B1001];&quot;&lt;100&quot;)" office:value-type="float" office:value="31.0911517857143" calcext:value-type="float">
            <text:p>31,0911517857143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Люлебургаз</text:p>
          </table:table-cell>
          <table:table-cell table:style-name="ce22" office:value-type="float" office:value="100.79" calcext:value-type="float">
            <text:p>100,79</text:p>
          </table:table-cell>
          <table:table-cell table:style-name="ce20" office:value-type="string" calcext:value-type="string">
            <text:p>Турция</text:p>
          </table:table-cell>
          <table:table-cell table:number-columns-repeated="2"/>
          <table:table-cell table:style-name="ce11" table:number-columns-repeated="2"/>
          <table:table-cell table:number-columns-repeated="1017"/>
        </table:table-row>
        <table:table-row table:style-name="ro2">
          <table:table-cell table:style-name="ce20" office:value-type="string" calcext:value-type="string">
            <text:p>Фёклабрук</text:p>
          </table:table-cell>
          <table:table-cell table:style-name="ce22" office:value-type="float" office:value="11.945" calcext:value-type="float">
            <text:p>11,95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2"/>
          <table:table-cell table:style-name="ce11" table:number-columns-repeated="2"/>
          <table:table-cell table:number-columns-repeated="1017"/>
        </table:table-row>
        <table:table-row table:style-name="ro2">
          <table:table-cell table:style-name="ce20" office:value-type="string" calcext:value-type="string">
            <text:p>Адыяман</text:p>
          </table:table-cell>
          <table:table-cell table:style-name="ce22" office:value-type="float" office:value="194.873" calcext:value-type="float">
            <text:p>194,87</text:p>
          </table:table-cell>
          <table:table-cell table:style-name="ce20" office:value-type="string" calcext:value-type="string">
            <text:p>Турция</text:p>
          </table:table-cell>
          <table:table-cell table:number-columns-repeated="2"/>
          <table:table-cell table:style-name="ce12" office:value-type="string" calcext:value-type="string">
            <text:p>Страна</text:p>
          </table:table-cell>
          <table:table-cell table:style-name="ce12" office:value-type="string" calcext:value-type="string">
            <text:p>средняя численность населения городов 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Париж</text:p>
          </table:table-cell>
          <table:table-cell table:style-name="ce22" office:value-type="float" office:value="2797.5" calcext:value-type="float">
            <text:p>2797,50</text:p>
          </table:table-cell>
          <table:table-cell table:style-name="ce20" office:value-type="string" calcext:value-type="string">
            <text:p>Франция</text:p>
          </table:table-cell>
          <table:table-cell table:number-columns-repeated="2"/>
          <table:table-cell table:style-name="ce13" office:value-type="string" calcext:value-type="string">
            <text:p>Египет</text:p>
          </table:table-cell>
          <table:table-cell table:style-name="ce14" table:formula="of:=AVERAGEIF([.$C$2:.$C$1001];[.F7];[.$B$2:.$B$1001])" office:value-type="float" office:value="272.60272972973" calcext:value-type="float">
            <text:p>272,60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Зейтун</text:p>
          </table:table-cell>
          <table:table-cell table:style-name="ce22" office:value-type="float" office:value="11.425" calcext:value-type="float">
            <text:p>11,43</text:p>
          </table:table-cell>
          <table:table-cell table:style-name="ce20" office:value-type="string" calcext:value-type="string">
            <text:p>Мальта</text:p>
          </table:table-cell>
          <table:table-cell table:number-columns-repeated="2"/>
          <table:table-cell table:style-name="ce13" office:value-type="string" calcext:value-type="string">
            <text:p>Республика Беларусь</text:p>
          </table:table-cell>
          <table:table-cell table:style-name="ce14" table:formula="of:=AVERAGEIF([.$C$2:.$C$1001];[.F8];[.$B$2:.$B$1001])" office:value-type="float" office:value="60.3054054054054" calcext:value-type="float">
            <text:p>60,31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Дерри</text:p>
          </table:table-cell>
          <table:table-cell table:style-name="ce22" office:value-type="float" office:value="83.65" calcext:value-type="float">
            <text:p>83,65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2"/>
          <table:table-cell table:style-name="ce13" office:value-type="string" calcext:value-type="string">
            <text:p>Турция</text:p>
          </table:table-cell>
          <table:table-cell table:style-name="ce14" table:formula="of:=AVERAGEIF([.$C$2:.$C$1001];[.F9];[.$B$2:.$B$1001])" office:value-type="float" office:value="467.535701149425" calcext:value-type="float">
            <text:p>467,54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Анкара</text:p>
          </table:table-cell>
          <table:table-cell table:style-name="ce22" office:value-type="float" office:value="3945.627" calcext:value-type="float">
            <text:p>3945,63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онреаль</text:p>
          </table:table-cell>
          <table:table-cell table:style-name="ce22" office:value-type="float" office:value="1447.07" calcext:value-type="float">
            <text:p>1447,07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унис</text:p>
          </table:table-cell>
          <table:table-cell table:style-name="ce22" office:value-type="float" office:value="728.453" calcext:value-type="float">
            <text:p>728,45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Хавамедия</text:p>
          </table:table-cell>
          <table:table-cell table:style-name="ce22" office:value-type="float" office:value="116.702" calcext:value-type="float">
            <text:p>116,7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тарый Оскол</text:p>
          </table:table-cell>
          <table:table-cell table:style-name="ce22" office:value-type="float" office:value="222" calcext:value-type="float">
            <text:p>22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илт</text:p>
          </table:table-cell>
          <table:table-cell table:style-name="ce22" office:value-type="float" office:value="19.269" calcext:value-type="float">
            <text:p>19,2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убцовск</text:p>
          </table:table-cell>
          <table:table-cell table:style-name="ce22" office:value-type="float" office:value="155" calcext:value-type="float">
            <text:p>155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расноярск</text:p>
          </table:table-cell>
          <table:table-cell table:style-name="ce22" office:value-type="float" office:value="972" calcext:value-type="float">
            <text:p>97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Кортессем</text:p>
          </table:table-cell>
          <table:table-cell table:style-name="ce22" office:value-type="float" office:value="35.852" calcext:value-type="float">
            <text:p>35,8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арм-эш-Шейх</text:p>
          </table:table-cell>
          <table:table-cell table:style-name="ce22" office:value-type="float" office:value="53.658" calcext:value-type="float">
            <text:p>53,66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моргонь</text:p>
          </table:table-cell>
          <table:table-cell table:style-name="ce22" office:value-type="float" office:value="36.2" calcext:value-type="float">
            <text:p>36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Уданард</text:p>
          </table:table-cell>
          <table:table-cell table:style-name="ce22" office:value-type="float" office:value="32.409" calcext:value-type="float">
            <text:p>32,4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льбейс</text:p>
          </table:table-cell>
          <table:table-cell table:style-name="ce22" office:value-type="float" office:value="145.232" calcext:value-type="float">
            <text:p>145,2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исна</text:p>
          </table:table-cell>
          <table:table-cell table:style-name="ce22" office:value-type="float" office:value="2" calcext:value-type="float">
            <text:p>2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Ньюарк</text:p>
          </table:table-cell>
          <table:table-cell table:style-name="ce22" office:value-type="float" office:value="273.931" calcext:value-type="float">
            <text:p>273,93</text:p>
          </table:table-cell>
          <table:table-cell table:style-name="ce20" office:value-type="string" calcext:value-type="string">
            <text:p>США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Алст</text:p>
          </table:table-cell>
          <table:table-cell table:style-name="ce22" office:value-type="float" office:value="77.36" calcext:value-type="float">
            <text:p>77,36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лимовичи</text:p>
          </table:table-cell>
          <table:table-cell table:style-name="ce22" office:value-type="float" office:value="17" calcext:value-type="float">
            <text:p>17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жиджелли</text:p>
          </table:table-cell>
          <table:table-cell table:style-name="ce22" office:value-type="float" office:value="148.901" calcext:value-type="float">
            <text:p>148,90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нгор</text:p>
          </table:table-cell>
          <table:table-cell table:style-name="ce22" office:value-type="float" office:value="21.74" calcext:value-type="float">
            <text:p>21,74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ссерин</text:p>
          </table:table-cell>
          <table:table-cell table:style-name="ce22" office:value-type="float" office:value="76.243" calcext:value-type="float">
            <text:p>76,24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япынар</text:p>
          </table:table-cell>
          <table:table-cell table:style-name="ce22" office:value-type="float" office:value="204.347" calcext:value-type="float">
            <text:p>204,35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Канатер-эль-Хира</text:p>
          </table:table-cell>
          <table:table-cell table:style-name="ce22" office:value-type="float" office:value="70.971" calcext:value-type="float">
            <text:p>70,9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рабзон</text:p>
          </table:table-cell>
          <table:table-cell table:style-name="ce22" office:value-type="float" office:value="211.027" calcext:value-type="float">
            <text:p>211,03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Фурне</text:p>
          </table:table-cell>
          <table:table-cell table:style-name="ce22" office:value-type="float" office:value="6.698" calcext:value-type="float">
            <text:p>6,70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лимут</text:p>
          </table:table-cell>
          <table:table-cell table:style-name="ce22" office:value-type="float" office:value="250.7" calcext:value-type="float">
            <text:p>250,7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ыбинск</text:p>
          </table:table-cell>
          <table:table-cell table:style-name="ce22" office:value-type="float" office:value="207" calcext:value-type="float">
            <text:p>20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охаг</text:p>
          </table:table-cell>
          <table:table-cell table:style-name="ce22" office:value-type="float" office:value="197.819" calcext:value-type="float">
            <text:p>197,8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маннуд</text:p>
          </table:table-cell>
          <table:table-cell table:style-name="ce22" office:value-type="float" office:value="60.62" calcext:value-type="float">
            <text:p>60,6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интертур</text:p>
          </table:table-cell>
          <table:table-cell table:style-name="ce22" office:value-type="float" office:value="98.238" calcext:value-type="float">
            <text:p>98,24</text:p>
          </table:table-cell>
          <table:table-cell table:style-name="ce20" office:value-type="string" calcext:value-type="string">
            <text:p>Швейца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Авелгем</text:p>
          </table:table-cell>
          <table:table-cell table:style-name="ce22" office:value-type="float" office:value="24.427" calcext:value-type="float">
            <text:p>24,4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Брухем</text:p>
          </table:table-cell>
          <table:table-cell table:style-name="ce22" office:value-type="float" office:value="10.899" calcext:value-type="float">
            <text:p>10,90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нха</text:p>
          </table:table-cell>
          <table:table-cell table:style-name="ce22" office:value-type="float" office:value="163.774" calcext:value-type="float">
            <text:p>163,7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ёргль</text:p>
          </table:table-cell>
          <table:table-cell table:style-name="ce22" office:value-type="float" office:value="11.993" calcext:value-type="float">
            <text:p>11,9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гинск</text:p>
          </table:table-cell>
          <table:table-cell table:style-name="ce22" office:value-type="float" office:value="116" calcext:value-type="float">
            <text:p>11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Дахла</text:p>
          </table:table-cell>
          <table:table-cell table:style-name="ce22" office:value-type="float" office:value="22.26" calcext:value-type="float">
            <text:p>22,26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лгари</text:p>
          </table:table-cell>
          <table:table-cell table:style-name="ce22" office:value-type="float" office:value="1009.204" calcext:value-type="float">
            <text:p>1009,20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Цюрих</text:p>
          </table:table-cell>
          <table:table-cell table:style-name="ce22" office:value-type="float" office:value="365.132" calcext:value-type="float">
            <text:p>365,13</text:p>
          </table:table-cell>
          <table:table-cell table:style-name="ce20" office:value-type="string" calcext:value-type="string">
            <text:p>Швейца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гура</text:p>
          </table:table-cell>
          <table:table-cell table:style-name="ce22" office:value-type="float" office:value="11.276" calcext:value-type="float">
            <text:p>11,28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Заславль</text:p>
          </table:table-cell>
          <table:table-cell table:style-name="ce22" office:value-type="float" office:value="14.2" calcext:value-type="float">
            <text:p>14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Силопи</text:p>
          </table:table-cell>
          <table:table-cell table:style-name="ce20" office:value-type="float" office:value="76.536" calcext:value-type="float">
            <text:p>76,53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лима</text:p>
          </table:table-cell>
          <table:table-cell table:style-name="ce22" office:value-type="float" office:value="12.993" calcext:value-type="float">
            <text:p>12,99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анкастер</text:p>
          </table:table-cell>
          <table:table-cell table:style-name="ce22" office:value-type="float" office:value="45.95" calcext:value-type="float">
            <text:p>45,95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бшавей</text:p>
          </table:table-cell>
          <table:table-cell table:style-name="ce22" office:value-type="float" office:value="60.989" calcext:value-type="float">
            <text:p>60,99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фа</text:p>
          </table:table-cell>
          <table:table-cell table:style-name="ce22" office:value-type="float" office:value="1031" calcext:value-type="float">
            <text:p>103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Неаполь</text:p>
          </table:table-cell>
          <table:table-cell table:style-name="ce22" office:value-type="float" office:value="1007.2" calcext:value-type="float">
            <text:p>1007,20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ергиев Посад</text:p>
          </table:table-cell>
          <table:table-cell table:style-name="ce22" office:value-type="float" office:value="106" calcext:value-type="float">
            <text:p>10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енно</text:p>
          </table:table-cell>
          <table:table-cell table:style-name="ce22" office:value-type="float" office:value="8" calcext:value-type="float">
            <text:p>8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Сент-Юбер</text:p>
          </table:table-cell>
          <table:table-cell table:style-name="ce22" office:value-type="float" office:value="17.848" calcext:value-type="float">
            <text:p>17,8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тамбул</text:p>
          </table:table-cell>
          <table:table-cell table:style-name="ce22" office:value-type="float" office:value="10895.257" calcext:value-type="float">
            <text:p>10895,2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Филипвиль</text:p>
          </table:table-cell>
          <table:table-cell table:style-name="ce22" office:value-type="float" office:value="17.516" calcext:value-type="float">
            <text:p>17,5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ллави</text:p>
          </table:table-cell>
          <table:table-cell table:style-name="ce22" office:value-type="float" office:value="148.327" calcext:value-type="float">
            <text:p>148,3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озырь</text:p>
          </table:table-cell>
          <table:table-cell table:style-name="ce22" office:value-type="float" office:value="108.8" calcext:value-type="float">
            <text:p>108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оллабрун</text:p>
          </table:table-cell>
          <table:table-cell table:style-name="ce22" office:value-type="float" office:value="11.199" calcext:value-type="float">
            <text:p>11,20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Курейн</text:p>
          </table:table-cell>
          <table:table-cell table:style-name="ce22" office:value-type="float" office:value="69.763" calcext:value-type="float">
            <text:p>69,76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лукомль</text:p>
          </table:table-cell>
          <table:table-cell table:style-name="ce22" office:value-type="float" office:value="13.8" calcext:value-type="float">
            <text:p>13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смаилия</text:p>
          </table:table-cell>
          <table:table-cell table:style-name="ce22" office:value-type="float" office:value="352.411" calcext:value-type="float">
            <text:p>352,41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стиславль</text:p>
          </table:table-cell>
          <table:table-cell table:style-name="ce22" office:value-type="float" office:value="10.7" calcext:value-type="float">
            <text:p>10,7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Манавгат</text:p>
          </table:table-cell>
          <table:table-cell table:style-name="ce20" office:value-type="float" office:value="78.047" calcext:value-type="float">
            <text:p>78,047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дмонтон</text:p>
          </table:table-cell>
          <table:table-cell table:style-name="ce22" office:value-type="float" office:value="978.625" calcext:value-type="float">
            <text:p>978,63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с-Синбиллавейн</text:p>
          </table:table-cell>
          <table:table-cell table:style-name="ce22" office:value-type="float" office:value="92.099" calcext:value-type="float">
            <text:p>92,1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иньет-эн-Наср</text:p>
          </table:table-cell>
          <table:table-cell table:style-name="ce22" office:value-type="float" office:value="99.523" calcext:value-type="float">
            <text:p>99,5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Берген</text:p>
          </table:table-cell>
          <table:table-cell table:style-name="ce22" office:value-type="float" office:value="19.453" calcext:value-type="float">
            <text:p>19,4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асир</text:p>
          </table:table-cell>
          <table:table-cell table:style-name="ce22" office:value-type="float" office:value="91.4" calcext:value-type="float">
            <text:p>91,4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урган</text:p>
          </table:table-cell>
          <table:table-cell table:style-name="ce22" office:value-type="float" office:value="322" calcext:value-type="float">
            <text:p>32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ранск</text:p>
          </table:table-cell>
          <table:table-cell table:style-name="ce22" office:value-type="float" office:value="296" calcext:value-type="float">
            <text:p>29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Перювельз</text:p>
          </table:table-cell>
          <table:table-cell table:style-name="ce22" office:value-type="float" office:value="9.311" calcext:value-type="float">
            <text:p>9,3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Юи</text:p>
          </table:table-cell>
          <table:table-cell table:style-name="ce22" office:value-type="float" office:value="20.071" calcext:value-type="float">
            <text:p>20,0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мара</text:p>
          </table:table-cell>
          <table:table-cell table:style-name="ce22" office:value-type="float" office:value="1134" calcext:value-type="float">
            <text:p>113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смание</text:p>
          </table:table-cell>
          <table:table-cell table:style-name="ce22" office:value-type="float" office:value="197.747" calcext:value-type="float">
            <text:p>197,75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ол</text:p>
          </table:table-cell>
          <table:table-cell table:style-name="ce22" office:value-type="float" office:value="33.272" calcext:value-type="float">
            <text:p>33,2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рн</text:p>
          </table:table-cell>
          <table:table-cell table:style-name="ce22" office:value-type="float" office:value="122.925" calcext:value-type="float">
            <text:p>122,93</text:p>
          </table:table-cell>
          <table:table-cell table:style-name="ce20" office:value-type="string" calcext:value-type="string">
            <text:p>Швейца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чебоксарск</text:p>
          </table:table-cell>
          <table:table-cell table:style-name="ce22" office:value-type="float" office:value="127" calcext:value-type="float">
            <text:p>12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фьон</text:p>
          </table:table-cell>
          <table:table-cell table:style-name="ce22" office:value-type="float" office:value="166.447" calcext:value-type="float">
            <text:p>166,45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Корнуолл</text:p>
          </table:table-cell>
          <table:table-cell table:style-name="ce22" office:value-type="float" office:value="41.072" calcext:value-type="float">
            <text:p>41,07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Кузиях</text:p>
          </table:table-cell>
          <table:table-cell table:style-name="ce22" office:value-type="float" office:value="75.173" calcext:value-type="float">
            <text:p>75,1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Бадрашейн</text:p>
          </table:table-cell>
          <table:table-cell table:style-name="ce22" office:value-type="float" office:value="67.69" calcext:value-type="float">
            <text:p>67,69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сьюн</text:p>
          </table:table-cell>
          <table:table-cell table:style-name="ce22" office:value-type="float" office:value="54.591" calcext:value-type="float">
            <text:p>54,59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ртахена</text:p>
          </table:table-cell>
          <table:table-cell table:style-name="ce22" office:value-type="float" office:value="203.945" calcext:value-type="float">
            <text:p>203,95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анди</text:p>
          </table:table-cell>
          <table:table-cell table:style-name="ce22" office:value-type="float" office:value="141.93" calcext:value-type="float">
            <text:p>141,93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бу-Кебир</text:p>
          </table:table-cell>
          <table:table-cell table:style-name="ce22" office:value-type="float" office:value="109.448" calcext:value-type="float">
            <text:p>109,4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кузнецк</text:p>
          </table:table-cell>
          <table:table-cell table:style-name="ce22" office:value-type="float" office:value="564" calcext:value-type="float">
            <text:p>56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ый Уренгой</text:p>
          </table:table-cell>
          <table:table-cell table:style-name="ce22" office:value-type="float" office:value="119.6" calcext:value-type="float">
            <text:p>119,6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шофсхофен</text:p>
          </table:table-cell>
          <table:table-cell table:style-name="ce22" office:value-type="float" office:value="10.152" calcext:value-type="float">
            <text:p>10,15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Дюрбюи</text:p>
          </table:table-cell>
          <table:table-cell table:style-name="ce22" office:value-type="float" office:value="19.623" calcext:value-type="float">
            <text:p>19,6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Зуррик</text:p>
          </table:table-cell>
          <table:table-cell table:style-name="ce22" office:value-type="float" office:value="9.816" calcext:value-type="float">
            <text:p>9,82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Хруб</text:p>
          </table:table-cell>
          <table:table-cell table:style-name="ce22" office:value-type="float" office:value="103.995" calcext:value-type="float">
            <text:p>104,00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ойники</text:p>
          </table:table-cell>
          <table:table-cell table:style-name="ce22" office:value-type="float" office:value="13.8" calcext:value-type="float">
            <text:p>13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арегем</text:p>
          </table:table-cell>
          <table:table-cell table:style-name="ce22" office:value-type="float" office:value="14.291" calcext:value-type="float">
            <text:p>14,29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олковыск</text:p>
          </table:table-cell>
          <table:table-cell table:style-name="ce22" office:value-type="float" office:value="44" calcext:value-type="float">
            <text:p>44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ондон</text:p>
          </table:table-cell>
          <table:table-cell table:style-name="ce22" office:value-type="float" office:value="7556.9" calcext:value-type="float">
            <text:p>7556,9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юбань</text:p>
          </table:table-cell>
          <table:table-cell table:style-name="ce22" office:value-type="float" office:value="11.3" calcext:value-type="float">
            <text:p>11,3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олоцк</text:p>
          </table:table-cell>
          <table:table-cell table:style-name="ce22" office:value-type="float" office:value="82.8" calcext:value-type="float">
            <text:p>82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Бафра</text:p>
          </table:table-cell>
          <table:table-cell table:style-name="ce20" office:value-type="float" office:value="79.861" calcext:value-type="float">
            <text:p>79,861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нья</text:p>
          </table:table-cell>
          <table:table-cell table:style-name="ce22" office:value-type="float" office:value="988.155" calcext:value-type="float">
            <text:p>988,1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асавюрт</text:p>
          </table:table-cell>
          <table:table-cell table:style-name="ce22" office:value-type="float" office:value="130" calcext:value-type="float">
            <text:p>13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динцово</text:p>
          </table:table-cell>
          <table:table-cell table:style-name="ce22" office:value-type="float" office:value="109.6" calcext:value-type="float">
            <text:p>109,6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орлу</text:p>
          </table:table-cell>
          <table:table-cell table:style-name="ce22" office:value-type="float" office:value="210.362" calcext:value-type="float">
            <text:p>210,3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Палермо</text:p>
          </table:table-cell>
          <table:table-cell table:style-name="ce22" office:value-type="float" office:value="776.918" calcext:value-type="float">
            <text:p>776,92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арафенни</text:p>
          </table:table-cell>
          <table:table-cell table:style-name="ce22" office:value-type="float" office:value="30.839" calcext:value-type="float">
            <text:p>30,84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Щёлково</text:p>
          </table:table-cell>
          <table:table-cell table:style-name="ce22" office:value-type="float" office:value="108" calcext:value-type="float">
            <text:p>10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-Джильян</text:p>
          </table:table-cell>
          <table:table-cell table:style-name="ce22" office:value-type="float" office:value="7.667" calcext:value-type="float">
            <text:p>7,67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Дьест</text:p>
          </table:table-cell>
          <table:table-cell table:style-name="ce22" office:value-type="float" office:value="8.344" calcext:value-type="float">
            <text:p>8,3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кт-Йохан</text:p>
          </table:table-cell>
          <table:table-cell table:style-name="ce22" office:value-type="float" office:value="10.682" calcext:value-type="float">
            <text:p>10,68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язань</text:p>
          </table:table-cell>
          <table:table-cell table:style-name="ce22" office:value-type="float" office:value="509" calcext:value-type="float">
            <text:p>50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Шарлеруа</text:p>
          </table:table-cell>
          <table:table-cell table:style-name="ce22" office:value-type="float" office:value="201.3" calcext:value-type="float">
            <text:p>201,30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ир</text:p>
          </table:table-cell>
          <table:table-cell table:style-name="ce22" office:value-type="float" office:value="7.947" calcext:value-type="float">
            <text:p>7,9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ран</text:p>
          </table:table-cell>
          <table:table-cell table:style-name="ce22" office:value-type="float" office:value="771.066" calcext:value-type="float">
            <text:p>771,07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иоры</text:p>
          </table:table-cell>
          <table:table-cell table:style-name="ce22" office:value-type="float" office:value="8.1" calcext:value-type="float">
            <text:p>8,1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кидель</text:p>
          </table:table-cell>
          <table:table-cell table:style-name="ce22" office:value-type="float" office:value="10.8" calcext:value-type="float">
            <text:p>10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арыджа</text:p>
          </table:table-cell>
          <table:table-cell table:style-name="ce22" office:value-type="float" office:value="139.261" calcext:value-type="float">
            <text:p>139,2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рса</text:p>
          </table:table-cell>
          <table:table-cell table:style-name="ce22" office:value-type="float" office:value="5.389" calcext:value-type="float">
            <text:p>5,39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ликанте</text:p>
          </table:table-cell>
          <table:table-cell table:style-name="ce22" office:value-type="float" office:value="319.38" calcext:value-type="float">
            <text:p>319,38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афах</text:p>
          </table:table-cell>
          <table:table-cell table:style-name="ce22" office:value-type="float" office:value="34.055" calcext:value-type="float">
            <text:p>34,06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азиантеп</text:p>
          </table:table-cell>
          <table:table-cell table:style-name="ce22" office:value-type="float" office:value="1279.607" calcext:value-type="float">
            <text:p>1279,61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бнинск</text:p>
          </table:table-cell>
          <table:table-cell table:style-name="ce22" office:value-type="float" office:value="105.6" calcext:value-type="float">
            <text:p>105,6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альмеди</text:p>
          </table:table-cell>
          <table:table-cell table:style-name="ce22" office:value-type="float" office:value="19.106" calcext:value-type="float">
            <text:p>19,1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ембридж</text:p>
          </table:table-cell>
          <table:table-cell table:style-name="ce22" office:value-type="float" office:value="120" calcext:value-type="float">
            <text:p>120,0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ус</text:p>
          </table:table-cell>
          <table:table-cell table:style-name="ce22" office:value-type="float" office:value="64.32" calcext:value-type="float">
            <text:p>64,3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рильск</text:p>
          </table:table-cell>
          <table:table-cell table:style-name="ce22" office:value-type="float" office:value="202" calcext:value-type="float">
            <text:p>20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тман</text:p>
          </table:table-cell>
          <table:table-cell table:style-name="ce22" office:value-type="float" office:value="303.66" calcext:value-type="float">
            <text:p>303,6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Тинен</text:p>
          </table:table-cell>
          <table:table-cell table:style-name="ce22" office:value-type="float" office:value="10.152" calcext:value-type="float">
            <text:p>10,1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Нинове</text:p>
          </table:table-cell>
          <table:table-cell table:style-name="ce22" office:value-type="float" office:value="25.624" calcext:value-type="float">
            <text:p>25,6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аасейк</text:p>
          </table:table-cell>
          <table:table-cell table:style-name="ce22" office:value-type="float" office:value="31.898" calcext:value-type="float">
            <text:p>31,90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ибин-Эль-Ком</text:p>
          </table:table-cell>
          <table:table-cell table:style-name="ce22" office:value-type="float" office:value="183.553" calcext:value-type="float">
            <text:p>183,5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Ипр</text:p>
          </table:table-cell>
          <table:table-cell table:style-name="ce22" office:value-type="float" office:value="34.897" calcext:value-type="float">
            <text:p>34,90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инчестер</text:p>
          </table:table-cell>
          <table:table-cell table:style-name="ce22" office:value-type="float" office:value="111.3" calcext:value-type="float">
            <text:p>111,3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раснодар</text:p>
          </table:table-cell>
          <table:table-cell table:style-name="ce22" office:value-type="float" office:value="713" calcext:value-type="float">
            <text:p>71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аганрог</text:p>
          </table:table-cell>
          <table:table-cell table:style-name="ce22" office:value-type="float" office:value="255" calcext:value-type="float">
            <text:p>255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есвиж</text:p>
          </table:table-cell>
          <table:table-cell table:style-name="ce22" office:value-type="float" office:value="14.1" calcext:value-type="float">
            <text:p>14,1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лерно</text:p>
          </table:table-cell>
          <table:table-cell table:style-name="ce22" office:value-type="float" office:value="140.488" calcext:value-type="float">
            <text:p>140,49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ун-ам-Гебирге</text:p>
          </table:table-cell>
          <table:table-cell table:style-name="ce22" office:value-type="float" office:value="10.579" calcext:value-type="float">
            <text:p>10,58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еттерен</text:p>
          </table:table-cell>
          <table:table-cell table:style-name="ce22" office:value-type="float" office:value="10.855" calcext:value-type="float">
            <text:p>10,86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луцк</text:p>
          </table:table-cell>
          <table:table-cell table:style-name="ce22" office:value-type="float" office:value="61.4" calcext:value-type="float">
            <text:p>61,4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змит</text:p>
          </table:table-cell>
          <table:table-cell table:style-name="ce22" office:value-type="float" office:value="290.47" calcext:value-type="float">
            <text:p>290,47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евилья</text:p>
          </table:table-cell>
          <table:table-cell table:style-name="ce22" office:value-type="float" office:value="733.989" calcext:value-type="float">
            <text:p>733,99</text:p>
          </table:table-cell>
          <table:table-cell table:style-name="ce21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юрнберг</text:p>
          </table:table-cell>
          <table:table-cell table:style-name="ce22" office:value-type="float" office:value="503.638" calcext:value-type="float">
            <text:p>503,64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ерт</text:p>
          </table:table-cell>
          <table:table-cell table:style-name="ce22" office:value-type="float" office:value="1554.769" calcext:value-type="float">
            <text:p>1554,77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латья</text:p>
          </table:table-cell>
          <table:table-cell table:style-name="ce22" office:value-type="float" office:value="403.15" calcext:value-type="float">
            <text:p>403,15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рду</text:p>
          </table:table-cell>
          <table:table-cell table:style-name="ce22" office:value-type="float" office:value="130.555" calcext:value-type="float">
            <text:p>130,5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брин</text:p>
          </table:table-cell>
          <table:table-cell table:style-name="ce22" office:value-type="float" office:value="51.2" calcext:value-type="float">
            <text:p>51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иди-Бель-Аббес</text:p>
          </table:table-cell>
          <table:table-cell table:style-name="ce22" office:value-type="float" office:value="208.498" calcext:value-type="float">
            <text:p>208,50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анцевичи</text:p>
          </table:table-cell>
          <table:table-cell table:style-name="ce22" office:value-type="float" office:value="13.9" calcext:value-type="float">
            <text:p>13,9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луденц</text:p>
          </table:table-cell>
          <table:table-cell table:style-name="ce22" office:value-type="float" office:value="13.89" calcext:value-type="float">
            <text:p>13,8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нжул</text:p>
          </table:table-cell>
          <table:table-cell table:style-name="ce22" office:value-type="float" office:value="34.125" calcext:value-type="float">
            <text:p>34,13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исук</text:p>
          </table:table-cell>
          <table:table-cell table:style-name="ce22" office:value-type="float" office:value="112.625" calcext:value-type="float">
            <text:p>112,6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бу-Родес</text:p>
          </table:table-cell>
          <table:table-cell table:style-name="ce22" office:value-type="float" office:value="13.15" calcext:value-type="float">
            <text:p>13,1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Килис</text:p>
          </table:table-cell>
          <table:table-cell table:style-name="ce20" office:value-type="float" office:value="79.69" calcext:value-type="float">
            <text:p>79,69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уггурт</text:p>
          </table:table-cell>
          <table:table-cell table:style-name="ce22" office:value-type="float" office:value="153.624" calcext:value-type="float">
            <text:p>153,62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ядель</text:p>
          </table:table-cell>
          <table:table-cell table:style-name="ce22" office:value-type="float" office:value="7" calcext:value-type="float">
            <text:p>7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д-Фёслау</text:p>
          </table:table-cell>
          <table:table-cell table:style-name="ce22" office:value-type="float" office:value="11.218" calcext:value-type="float">
            <text:p>11,22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льюб</text:p>
          </table:table-cell>
          <table:table-cell table:style-name="ce22" office:value-type="float" office:value="110.156" calcext:value-type="float">
            <text:p>110,16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амин</text:p>
          </table:table-cell>
          <table:table-cell table:style-name="ce22" office:value-type="float" office:value="27.858" calcext:value-type="float">
            <text:p>27,86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рдифф</text:p>
          </table:table-cell>
          <table:table-cell table:style-name="ce22" office:value-type="float" office:value="317.5" calcext:value-type="float">
            <text:p>317,5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лагенфурт</text:p>
          </table:table-cell>
          <table:table-cell table:style-name="ce22" office:value-type="float" office:value="92.397" calcext:value-type="float">
            <text:p>92,40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Щучин</text:p>
          </table:table-cell>
          <table:table-cell table:style-name="ce22" office:value-type="float" office:value="15" calcext:value-type="float">
            <text:p>15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ксфорд</text:p>
          </table:table-cell>
          <table:table-cell table:style-name="ce22" office:value-type="float" office:value="151" calcext:value-type="float">
            <text:p>151,0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ли</text:p>
          </table:table-cell>
          <table:table-cell table:style-name="ce22" office:value-type="float" office:value="15.1" calcext:value-type="float">
            <text:p>15,1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ир</text:p>
          </table:table-cell>
          <table:table-cell table:style-name="ce22" office:value-type="float" office:value="8105.071" calcext:value-type="float">
            <text:p>8105,0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лгари</text:p>
          </table:table-cell>
          <table:table-cell table:style-name="ce22" office:value-type="float" office:value="968.34" calcext:value-type="float">
            <text:p>968,34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иченца</text:p>
          </table:table-cell>
          <table:table-cell table:style-name="ce22" office:value-type="float" office:value="114.762" calcext:value-type="float">
            <text:p>114,76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лоерсберг</text:p>
          </table:table-cell>
          <table:table-cell table:style-name="ce22" office:value-type="float" office:value="9.169" calcext:value-type="float">
            <text:p>9,1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еллиха</text:p>
          </table:table-cell>
          <table:table-cell table:style-name="ce22" office:value-type="float" office:value="7.549" calcext:value-type="float">
            <text:p>7,55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ивас</text:p>
          </table:table-cell>
          <table:table-cell table:style-name="ce22" office:value-type="float" office:value="282.984" calcext:value-type="float">
            <text:p>282,98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абаровск</text:p>
          </table:table-cell>
          <table:table-cell table:style-name="ce22" office:value-type="float" office:value="581" calcext:value-type="float">
            <text:p>58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авид-Городок</text:p>
          </table:table-cell>
          <table:table-cell table:style-name="ce22" office:value-type="float" office:value="6.5" calcext:value-type="float">
            <text:p>6,5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иктория</text:p>
          </table:table-cell>
          <table:table-cell table:style-name="ce22" office:value-type="float" office:value="6.414" calcext:value-type="float">
            <text:p>6,41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Ариш</text:p>
          </table:table-cell>
          <table:table-cell table:style-name="ce22" office:value-type="float" office:value="155.639" calcext:value-type="float">
            <text:p>155,64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вислочь</text:p>
          </table:table-cell>
          <table:table-cell table:style-name="ce22" office:value-type="float" office:value="6.9" calcext:value-type="float">
            <text:p>6,9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мск</text:p>
          </table:table-cell>
          <table:table-cell table:style-name="ce22" office:value-type="float" office:value="1128" calcext:value-type="float">
            <text:p>112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иллах</text:p>
          </table:table-cell>
          <table:table-cell table:style-name="ce22" office:value-type="float" office:value="58.48" calcext:value-type="float">
            <text:p>58,48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лецк</text:p>
          </table:table-cell>
          <table:table-cell table:style-name="ce22" office:value-type="float" office:value="10.8" calcext:value-type="float">
            <text:p>10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с-Саллум</text:p>
          </table:table-cell>
          <table:table-cell table:style-name="ce22" office:value-type="float" office:value="12.722" calcext:value-type="float">
            <text:p>12,7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итория</text:p>
          </table:table-cell>
          <table:table-cell table:style-name="ce22" office:value-type="float" office:value="226.49" calcext:value-type="float">
            <text:p>226,49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рабюк</text:p>
          </table:table-cell>
          <table:table-cell table:style-name="ce22" office:value-type="float" office:value="103.302" calcext:value-type="float">
            <text:p>103,30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уфут</text:p>
          </table:table-cell>
          <table:table-cell table:style-name="ce22" office:value-type="float" office:value="22.573" calcext:value-type="float">
            <text:p>22,57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ранкфурт-на-Майне</text:p>
          </table:table-cell>
          <table:table-cell table:style-name="ce22" office:value-type="float" office:value="664.838" calcext:value-type="float">
            <text:p>664,84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моленск</text:p>
          </table:table-cell>
          <table:table-cell table:style-name="ce22" office:value-type="float" office:value="314" calcext:value-type="float">
            <text:p>31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резники</text:p>
          </table:table-cell>
          <table:table-cell table:style-name="ce22" office:value-type="float" office:value="164" calcext:value-type="float">
            <text:p>16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лоозёрск</text:p>
          </table:table-cell>
          <table:table-cell table:style-name="ce22" office:value-type="float" office:value="12.5" calcext:value-type="float">
            <text:p>12,5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Зеббудж</text:p>
          </table:table-cell>
          <table:table-cell table:style-name="ce22" office:value-type="float" office:value="11.29" calcext:value-type="float">
            <text:p>11,29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ден</text:p>
          </table:table-cell>
          <table:table-cell table:style-name="ce22" office:value-type="float" office:value="25.284" calcext:value-type="float">
            <text:p>25,28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ркутск</text:p>
          </table:table-cell>
          <table:table-cell table:style-name="ce22" office:value-type="float" office:value="581" calcext:value-type="float">
            <text:p>58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нталья</text:p>
          </table:table-cell>
          <table:table-cell table:style-name="ce22" office:value-type="float" office:value="945.049" calcext:value-type="float">
            <text:p>945,05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иссиссога</text:p>
          </table:table-cell>
          <table:table-cell table:style-name="ce22" office:value-type="float" office:value="669.4" calcext:value-type="float">
            <text:p>669,40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рестон</text:p>
          </table:table-cell>
          <table:table-cell table:style-name="ce22" office:value-type="float" office:value="131.9" calcext:value-type="float">
            <text:p>131,9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ерни</text:p>
          </table:table-cell>
          <table:table-cell table:style-name="ce22" office:value-type="float" office:value="111.701" calcext:value-type="float">
            <text:p>111,70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ефтеюганск</text:p>
          </table:table-cell>
          <table:table-cell table:style-name="ce22" office:value-type="float" office:value="119" calcext:value-type="float">
            <text:p>11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ука</text:p>
          </table:table-cell>
          <table:table-cell table:style-name="ce22" office:value-type="float" office:value="6.028" calcext:value-type="float">
            <text:p>6,03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Хелсин</text:p>
          </table:table-cell>
          <table:table-cell table:style-name="ce22" office:value-type="float" office:value="38.247" calcext:value-type="float">
            <text:p>38,2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ервоуральск</text:p>
          </table:table-cell>
          <table:table-cell table:style-name="ce22" office:value-type="float" office:value="134" calcext:value-type="float">
            <text:p>13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иссабон</text:p>
          </table:table-cell>
          <table:table-cell table:style-name="ce22" office:value-type="float" office:value="498.7" calcext:value-type="float">
            <text:p>498,70</text:p>
          </table:table-cell>
          <table:table-cell table:style-name="ce20" office:value-type="string" calcext:value-type="string">
            <text:p>Португ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адуя</text:p>
          </table:table-cell>
          <table:table-cell table:style-name="ce22" office:value-type="float" office:value="211.716" calcext:value-type="float">
            <text:p>211,72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Хусейния</text:p>
          </table:table-cell>
          <table:table-cell table:style-name="ce22" office:value-type="float" office:value="34.106" calcext:value-type="float">
            <text:p>34,11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евилья</text:p>
          </table:table-cell>
          <table:table-cell table:style-name="ce22" office:value-type="float" office:value="704.154" calcext:value-type="float">
            <text:p>704,15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олигорск</text:p>
          </table:table-cell>
          <table:table-cell table:style-name="ce22" office:value-type="float" office:value="102.3" calcext:value-type="float">
            <text:p>102,3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иасс</text:p>
          </table:table-cell>
          <table:table-cell table:style-name="ce22" office:value-type="float" office:value="152" calcext:value-type="float">
            <text:p>15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орт-Саид</text:p>
          </table:table-cell>
          <table:table-cell table:style-name="ce22" office:value-type="float" office:value="607.353" calcext:value-type="float">
            <text:p>607,3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строма</text:p>
          </table:table-cell>
          <table:table-cell table:style-name="ce22" office:value-type="float" office:value="270" calcext:value-type="float">
            <text:p>27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олу</text:p>
          </table:table-cell>
          <table:table-cell table:style-name="ce22" office:value-type="float" office:value="119.814" calcext:value-type="float">
            <text:p>119,81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ричев</text:p>
          </table:table-cell>
          <table:table-cell table:style-name="ce22" office:value-type="float" office:value="27.1" calcext:value-type="float">
            <text:p>27,1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им</text:p>
          </table:table-cell>
          <table:table-cell table:style-name="ce22" office:value-type="float" office:value="2711.491" calcext:value-type="float">
            <text:p>2711,49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Ат</text:p>
          </table:table-cell>
          <table:table-cell table:style-name="ce22" office:value-type="float" office:value="26.799" calcext:value-type="float">
            <text:p>26,80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та-Крус-де-Тенерифе</text:p>
          </table:table-cell>
          <table:table-cell table:style-name="ce22" office:value-type="float" office:value="221.567" calcext:value-type="float">
            <text:p>221,57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сна</text:p>
          </table:table-cell>
          <table:table-cell table:style-name="ce22" office:value-type="float" office:value="70.92" calcext:value-type="float">
            <text:p>70,9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а-Гулетт</text:p>
          </table:table-cell>
          <table:table-cell table:style-name="ce22" office:value-type="float" office:value="89.559" calcext:value-type="float">
            <text:p>89,56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ирга</text:p>
          </table:table-cell>
          <table:table-cell table:style-name="ce22" office:value-type="float" office:value="106.451" calcext:value-type="float">
            <text:p>106,4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ызрань</text:p>
          </table:table-cell>
          <table:table-cell table:style-name="ce22" office:value-type="float" office:value="179" calcext:value-type="float">
            <text:p>17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Сент-Вит</text:p>
          </table:table-cell>
          <table:table-cell table:style-name="ce22" office:value-type="float" office:value="20.305" calcext:value-type="float">
            <text:p>20,3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олд-Кост </text:p>
          </table:table-cell>
          <table:table-cell table:style-name="ce22" office:value-type="float" office:value="583.657" calcext:value-type="float">
            <text:p>583,66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ас аль-Барр</text:p>
          </table:table-cell>
          <table:table-cell table:style-name="ce22" office:value-type="float" office:value="12.635" calcext:value-type="float">
            <text:p>12,64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ара</text:p>
          </table:table-cell>
          <table:table-cell table:style-name="ce22" office:value-type="float" office:value="103.182" calcext:value-type="float">
            <text:p>103,18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ан </text:p>
          </table:table-cell>
          <table:table-cell table:style-name="ce22" office:value-type="float" office:value="352.292" calcext:value-type="float">
            <text:p>352,29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ломна</text:p>
          </table:table-cell>
          <table:table-cell table:style-name="ce22" office:value-type="float" office:value="148" calcext:value-type="float">
            <text:p>14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ита</text:p>
          </table:table-cell>
          <table:table-cell table:style-name="ce22" office:value-type="float" office:value="309" calcext:value-type="float">
            <text:p>30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ерле</text:p>
          </table:table-cell>
          <table:table-cell table:style-name="ce22" office:value-type="float" office:value="10.531" calcext:value-type="float">
            <text:p>10,5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ент-Олбанс</text:p>
          </table:table-cell>
          <table:table-cell table:style-name="ce22" office:value-type="float" office:value="64.04" calcext:value-type="float">
            <text:p>64,04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Йорк</text:p>
          </table:table-cell>
          <table:table-cell table:style-name="ce22" office:value-type="float" office:value="193.3" calcext:value-type="float">
            <text:p>193,3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аунсвилл</text:p>
          </table:table-cell>
          <table:table-cell table:style-name="ce22" office:value-type="float" office:value="157.174" calcext:value-type="float">
            <text:p>157,17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уттиш</text:p>
          </table:table-cell>
          <table:table-cell table:style-name="ce22" office:value-type="float" office:value="16.817" calcext:value-type="float">
            <text:p>16,8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шак</text:p>
          </table:table-cell>
          <table:table-cell table:style-name="ce22" office:value-type="float" office:value="173.397" calcext:value-type="float">
            <text:p>173,40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йск</text:p>
          </table:table-cell>
          <table:table-cell table:style-name="ce22" office:value-type="float" office:value="220" calcext:value-type="float">
            <text:p>22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ородок</text:p>
          </table:table-cell>
          <table:table-cell table:style-name="ce22" office:value-type="float" office:value="12.9" calcext:value-type="float">
            <text:p>12,9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акада</text:p>
          </table:table-cell>
          <table:table-cell table:style-name="ce22" office:value-type="float" office:value="22.575" calcext:value-type="float">
            <text:p>22,58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аршин</text:p>
          </table:table-cell>
          <table:table-cell table:style-name="ce22" office:value-type="float" office:value="7.608" calcext:value-type="float">
            <text:p>7,61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екирдаг</text:p>
          </table:table-cell>
          <table:table-cell table:style-name="ce22" office:value-type="float" office:value="142.602" calcext:value-type="float">
            <text:p>142,60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вац</text:p>
          </table:table-cell>
          <table:table-cell table:style-name="ce22" office:value-type="float" office:value="12.637" calcext:value-type="float">
            <text:p>12,64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зержинск</text:p>
          </table:table-cell>
          <table:table-cell table:style-name="ce22" office:value-type="float" office:value="25.2" calcext:value-type="float">
            <text:p>25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лыкесир</text:p>
          </table:table-cell>
          <table:table-cell table:style-name="ce22" office:value-type="float" office:value="252.74" calcext:value-type="float">
            <text:p>252,74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лбери</text:p>
          </table:table-cell>
          <table:table-cell table:style-name="ce22" office:value-type="float" office:value="101.842" calcext:value-type="float">
            <text:p>101,84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зда</text:p>
          </table:table-cell>
          <table:table-cell table:style-name="ce22" office:value-type="float" office:value="9.7" calcext:value-type="float">
            <text:p>9,7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амптон</text:p>
          </table:table-cell>
          <table:table-cell table:style-name="ce22" office:value-type="float" office:value="488.939" calcext:value-type="float">
            <text:p>488,94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олжский</text:p>
          </table:table-cell>
          <table:table-cell table:style-name="ce22" office:value-type="float" office:value="305" calcext:value-type="float">
            <text:p>305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вров</text:p>
          </table:table-cell>
          <table:table-cell table:style-name="ce22" office:value-type="float" office:value="148" calcext:value-type="float">
            <text:p>14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Нивель</text:p>
          </table:table-cell>
          <table:table-cell table:style-name="ce22" office:value-type="float" office:value="32.201" calcext:value-type="float">
            <text:p>32,20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вебек</text:p>
          </table:table-cell>
          <table:table-cell table:style-name="ce22" office:value-type="float" office:value="469.368" calcext:value-type="float">
            <text:p>469,37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ррей</text:p>
          </table:table-cell>
          <table:table-cell table:style-name="ce22" office:value-type="float" office:value="380.725" calcext:value-type="float">
            <text:p>380,73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нтакья</text:p>
          </table:table-cell>
          <table:table-cell table:style-name="ce22" office:value-type="float" office:value="190.377" calcext:value-type="float">
            <text:p>190,38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нсфельден</text:p>
          </table:table-cell>
          <table:table-cell table:style-name="ce22" office:value-type="float" office:value="15.707" calcext:value-type="float">
            <text:p>15,71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ксетер</text:p>
          </table:table-cell>
          <table:table-cell table:style-name="ce22" office:value-type="float" office:value="122.4" calcext:value-type="float">
            <text:p>122,4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олонья</text:p>
          </table:table-cell>
          <table:table-cell table:style-name="ce22" office:value-type="float" office:value="370.3" calcext:value-type="float">
            <text:p>370,30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урсия</text:p>
          </table:table-cell>
          <table:table-cell table:style-name="ce22" office:value-type="float" office:value="409.81" calcext:value-type="float">
            <text:p>409,81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руро</text:p>
          </table:table-cell>
          <table:table-cell table:style-name="ce22" office:value-type="float" office:value="20.92" calcext:value-type="float">
            <text:p>20,92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зерта</text:p>
          </table:table-cell>
          <table:table-cell table:style-name="ce22" office:value-type="float" office:value="114.371" calcext:value-type="float">
            <text:p>114,37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резден</text:p>
          </table:table-cell>
          <table:table-cell table:style-name="ce22" office:value-type="float" office:value="512.234" calcext:value-type="float">
            <text:p>512,23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Доорник</text:p>
          </table:table-cell>
          <table:table-cell table:style-name="ce22" office:value-type="float" office:value="13.012" calcext:value-type="float">
            <text:p>13,0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ент-Дейвидс</text:p>
          </table:table-cell>
          <table:table-cell table:style-name="ce22" office:value-type="float" office:value="1.8" calcext:value-type="float">
            <text:p>1,8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елябинск</text:p>
          </table:table-cell>
          <table:table-cell table:style-name="ce22" office:value-type="float" office:value="1096" calcext:value-type="float">
            <text:p>109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змир</text:p>
          </table:table-cell>
          <table:table-cell table:style-name="ce22" office:value-type="float" office:value="2699.721" calcext:value-type="float">
            <text:p>2699,72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ардая</text:p>
          </table:table-cell>
          <table:table-cell table:style-name="ce22" office:value-type="float" office:value="127.172" calcext:value-type="float">
            <text:p>127,17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Анс</text:p>
          </table:table-cell>
          <table:table-cell table:style-name="ce22" office:value-type="float" office:value="6.198" calcext:value-type="float">
            <text:p>6,20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нгейм</text:p>
          </table:table-cell>
          <table:table-cell table:style-name="ce22" office:value-type="float" office:value="311.342" calcext:value-type="float">
            <text:p>311,34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Брюгге</text:p>
          </table:table-cell>
          <table:table-cell table:style-name="ce22" office:value-type="float" office:value="117.224" calcext:value-type="float">
            <text:p>117,2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ургут</text:p>
          </table:table-cell>
          <table:table-cell table:style-name="ce22" office:value-type="float" office:value="302" calcext:value-type="float">
            <text:p>30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хачкала</text:p>
          </table:table-cell>
          <table:table-cell table:style-name="ce22" office:value-type="float" office:value="469" calcext:value-type="float">
            <text:p>46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лфаст</text:p>
          </table:table-cell>
          <table:table-cell table:style-name="ce22" office:value-type="float" office:value="276.46" calcext:value-type="float">
            <text:p>276,46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ахты</text:p>
          </table:table-cell>
          <table:table-cell table:style-name="ce22" office:value-type="float" office:value="245" calcext:value-type="float">
            <text:p>245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аваль</text:p>
          </table:table-cell>
          <table:table-cell table:style-name="ce22" office:value-type="float" office:value="365.536" calcext:value-type="float">
            <text:p>365,54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ук-на-Муре</text:p>
          </table:table-cell>
          <table:table-cell table:style-name="ce22" office:value-type="float" office:value="13.304" calcext:value-type="float">
            <text:p>13,30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Женева</text:p>
          </table:table-cell>
          <table:table-cell table:style-name="ce22" office:value-type="float" office:value="183.287" calcext:value-type="float">
            <text:p>183,29</text:p>
          </table:table-cell>
          <table:table-cell table:style-name="ce20" office:value-type="string" calcext:value-type="string">
            <text:p>Швейца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Зифта</text:p>
          </table:table-cell>
          <table:table-cell table:style-name="ce22" office:value-type="float" office:value="100.671" calcext:value-type="float">
            <text:p>100,6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етрозаводск</text:p>
          </table:table-cell>
          <table:table-cell table:style-name="ce22" office:value-type="float" office:value="271" calcext:value-type="float">
            <text:p>27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мштеттен</text:p>
          </table:table-cell>
          <table:table-cell table:style-name="ce22" office:value-type="float" office:value="23.035" calcext:value-type="float">
            <text:p>23,04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льяновск</text:p>
          </table:table-cell>
          <table:table-cell table:style-name="ce22" office:value-type="float" office:value="603" calcext:value-type="float">
            <text:p>60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родно</text:p>
          </table:table-cell>
          <table:table-cell table:style-name="ce22" office:value-type="float" office:value="328" calcext:value-type="float">
            <text:p>328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льяри</text:p>
          </table:table-cell>
          <table:table-cell table:style-name="ce22" office:value-type="float" office:value="157.638" calcext:value-type="float">
            <text:p>157,64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Хейд</text:p>
          </table:table-cell>
          <table:table-cell table:style-name="ce22" office:value-type="float" office:value="63.787" calcext:value-type="float">
            <text:p>63,79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атина</text:p>
          </table:table-cell>
          <table:table-cell table:style-name="ce22" office:value-type="float" office:value="116.843" calcext:value-type="float">
            <text:p>116,84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ёвен</text:p>
          </table:table-cell>
          <table:table-cell table:style-name="ce22" office:value-type="float" office:value="90.706" calcext:value-type="float">
            <text:p>90,7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бердин</text:p>
          </table:table-cell>
          <table:table-cell table:style-name="ce22" office:value-type="float" office:value="192.08" calcext:value-type="float">
            <text:p>192,08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ренбург</text:p>
          </table:table-cell>
          <table:table-cell table:style-name="ce22" office:value-type="float" office:value="526" calcext:value-type="float">
            <text:p>52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суан</text:p>
          </table:table-cell>
          <table:table-cell table:style-name="ce22" office:value-type="float" office:value="281.891" calcext:value-type="float">
            <text:p>281,89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абережные Челны</text:p>
          </table:table-cell>
          <table:table-cell table:style-name="ce22" office:value-type="float" office:value="510" calcext:value-type="float">
            <text:p>51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Фатх</text:p>
          </table:table-cell>
          <table:table-cell table:style-name="ce22" office:value-type="float" office:value="14.778" calcext:value-type="float">
            <text:p>14,78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ьеж</text:p>
          </table:table-cell>
          <table:table-cell table:style-name="ce22" office:value-type="float" office:value="186.805" calcext:value-type="float">
            <text:p>186,8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иста</text:p>
          </table:table-cell>
          <table:table-cell table:style-name="ce22" office:value-type="float" office:value="103" calcext:value-type="float">
            <text:p>10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тарые Дороги</text:p>
          </table:table-cell>
          <table:table-cell table:style-name="ce22" office:value-type="float" office:value="11" calcext:value-type="float">
            <text:p>11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рсаскала</text:p>
          </table:table-cell>
          <table:table-cell table:style-name="ce22" office:value-type="float" office:value="9.298" calcext:value-type="float">
            <text:p>9,30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ид</text:p>
          </table:table-cell>
          <table:table-cell table:style-name="ce22" office:value-type="float" office:value="11.585" calcext:value-type="float">
            <text:p>11,5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кт-Петербург</text:p>
          </table:table-cell>
          <table:table-cell table:style-name="ce22" office:value-type="float" office:value="4600" calcext:value-type="float">
            <text:p>460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устенау</text:p>
          </table:table-cell>
          <table:table-cell table:style-name="ce22" office:value-type="float" office:value="20.606" calcext:value-type="float">
            <text:p>20,61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д Ишль</text:p>
          </table:table-cell>
          <table:table-cell table:style-name="ce22" office:value-type="float" office:value="14.093" calcext:value-type="float">
            <text:p>14,0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еншела</text:p>
          </table:table-cell>
          <table:table-cell table:style-name="ce22" office:value-type="float" office:value="138.754" calcext:value-type="float">
            <text:p>138,75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лага</text:p>
          </table:table-cell>
          <table:table-cell table:style-name="ce22" office:value-type="float" office:value="558.287" calcext:value-type="float">
            <text:p>558,29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шмяны</text:p>
          </table:table-cell>
          <table:table-cell table:style-name="ce22" office:value-type="float" office:value="14.8" calcext:value-type="float">
            <text:p>14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ит-Гамр</text:p>
          </table:table-cell>
          <table:table-cell table:style-name="ce22" office:value-type="float" office:value="120.954" calcext:value-type="float">
            <text:p>120,9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куйбышевск</text:p>
          </table:table-cell>
          <table:table-cell table:style-name="ce22" office:value-type="float" office:value="110.4" calcext:value-type="float">
            <text:p>110,4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ттедхамен</text:p>
          </table:table-cell>
          <table:table-cell table:style-name="ce22" office:value-type="float" office:value="118.487" calcext:value-type="float">
            <text:p>118,49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йнкирхен</text:p>
          </table:table-cell>
          <table:table-cell table:style-name="ce22" office:value-type="float" office:value="12.148" calcext:value-type="float">
            <text:p>12,15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ренто</text:p>
          </table:table-cell>
          <table:table-cell table:style-name="ce22" office:value-type="float" office:value="113.34" calcext:value-type="float">
            <text:p>113,34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хта</text:p>
          </table:table-cell>
          <table:table-cell table:style-name="ce22" office:value-type="float" office:value="103.7" calcext:value-type="float">
            <text:p>103,7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юздже</text:p>
          </table:table-cell>
          <table:table-cell table:style-name="ce22" office:value-type="float" office:value="121.215" calcext:value-type="float">
            <text:p>121,22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рнаул</text:p>
          </table:table-cell>
          <table:table-cell table:style-name="ce22" office:value-type="float" office:value="598" calcext:value-type="float">
            <text:p>59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делаида</text:p>
          </table:table-cell>
          <table:table-cell table:style-name="ce22" office:value-type="float" office:value="1158.259" calcext:value-type="float">
            <text:p>1158,26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Роселар</text:p>
          </table:table-cell>
          <table:table-cell table:style-name="ce22" office:value-type="float" office:value="6.539" calcext:value-type="float">
            <text:p>6,5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дфу</text:p>
          </table:table-cell>
          <table:table-cell table:style-name="ce22" office:value-type="float" office:value="128.004" calcext:value-type="float">
            <text:p>128,0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Динан</text:p>
          </table:table-cell>
          <table:table-cell table:style-name="ce22" office:value-type="float" office:value="14.958" calcext:value-type="float">
            <text:p>14,96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оложин</text:p>
          </table:table-cell>
          <table:table-cell table:style-name="ce22" office:value-type="float" office:value="10.6" calcext:value-type="float">
            <text:p>10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ива</text:p>
          </table:table-cell>
          <table:table-cell table:style-name="ce22" office:value-type="float" office:value="18.625" calcext:value-type="float">
            <text:p>18,6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Уэд</text:p>
          </table:table-cell>
          <table:table-cell table:style-name="ce22" office:value-type="float" office:value="133.933" calcext:value-type="float">
            <text:p>133,93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рановичи</text:p>
          </table:table-cell>
          <table:table-cell table:style-name="ce22" office:value-type="float" office:value="168.2" calcext:value-type="float">
            <text:p>168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ижний Тагил</text:p>
          </table:table-cell>
          <table:table-cell table:style-name="ce22" office:value-type="float" office:value="373" calcext:value-type="float">
            <text:p>37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еруджа</text:p>
          </table:table-cell>
          <table:table-cell table:style-name="ce22" office:value-type="float" office:value="164.598" calcext:value-type="float">
            <text:p>164,60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ичестер</text:p>
          </table:table-cell>
          <table:table-cell table:style-name="ce22" office:value-type="float" office:value="23.73" calcext:value-type="float">
            <text:p>23,73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терлинг</text:p>
          </table:table-cell>
          <table:table-cell table:style-name="ce22" office:value-type="float" office:value="41.24" calcext:value-type="float">
            <text:p>41,24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ариембург</text:p>
          </table:table-cell>
          <table:table-cell table:style-name="ce22" office:value-type="float" office:value="15.81" calcext:value-type="float">
            <text:p>15,8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ескара</text:p>
          </table:table-cell>
          <table:table-cell table:style-name="ce22" office:value-type="float" office:value="123.059" calcext:value-type="float">
            <text:p>123,06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иверпуль</text:p>
          </table:table-cell>
          <table:table-cell table:style-name="ce22" office:value-type="float" office:value="435.5" calcext:value-type="float">
            <text:p>435,5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Златоуст</text:p>
          </table:table-cell>
          <table:table-cell table:style-name="ce22" office:value-type="float" office:value="187" calcext:value-type="float">
            <text:p>18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гнитогорск</text:p>
          </table:table-cell>
          <table:table-cell table:style-name="ce22" office:value-type="float" office:value="410" calcext:value-type="float">
            <text:p>41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ормла</text:p>
          </table:table-cell>
          <table:table-cell table:style-name="ce22" office:value-type="float" office:value="5.642" calcext:value-type="float">
            <text:p>5,64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Заббар</text:p>
          </table:table-cell>
          <table:table-cell table:style-name="ce22" office:value-type="float" office:value="14.694" calcext:value-type="float">
            <text:p>14,69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Ранс</text:p>
          </table:table-cell>
          <table:table-cell table:style-name="ce22" office:value-type="float" office:value="29.521" calcext:value-type="float">
            <text:p>29,5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вм Умбу</text:p>
          </table:table-cell>
          <table:table-cell table:style-name="ce22" office:value-type="float" office:value="75.128" calcext:value-type="float">
            <text:p>75,1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алифакс</text:p>
          </table:table-cell>
          <table:table-cell table:style-name="ce22" office:value-type="float" office:value="360.5" calcext:value-type="float">
            <text:p>360,50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обруйск</text:p>
          </table:table-cell>
          <table:table-cell table:style-name="ce22" office:value-type="float" office:value="215.1" calcext:value-type="float">
            <text:p>215,1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истельбах-ан-дер-Цайя</text:p>
          </table:table-cell>
          <table:table-cell table:style-name="ce22" office:value-type="float" office:value="11.04" calcext:value-type="float">
            <text:p>11,04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ба</text:p>
          </table:table-cell>
          <table:table-cell table:style-name="ce22" office:value-type="float" office:value="60.97" calcext:value-type="float">
            <text:p>60,9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Комин</text:p>
          </table:table-cell>
          <table:table-cell table:style-name="ce22" office:value-type="float" office:value="0.988" calcext:value-type="float">
            <text:p>0,99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иракуза</text:p>
          </table:table-cell>
          <table:table-cell table:style-name="ce22" office:value-type="float" office:value="124.016" calcext:value-type="float">
            <text:p>124,02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тна</text:p>
          </table:table-cell>
          <table:table-cell table:style-name="ce22" office:value-type="float" office:value="317.206" calcext:value-type="float">
            <text:p>317,21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инск</text:p>
          </table:table-cell>
          <table:table-cell table:style-name="ce22" office:value-type="float" office:value="1834.2" calcext:value-type="float">
            <text:p>1834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эдфорд</text:p>
          </table:table-cell>
          <table:table-cell table:style-name="ce22" office:value-type="float" office:value="497.4" calcext:value-type="float">
            <text:p>497,4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мсун</text:p>
          </table:table-cell>
          <table:table-cell table:style-name="ce22" office:value-type="float" office:value="463.499" calcext:value-type="float">
            <text:p>463,50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ондон</text:p>
          </table:table-cell>
          <table:table-cell table:style-name="ce22" office:value-type="float" office:value="340.2" calcext:value-type="float">
            <text:p>340,20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кау</text:p>
          </table:table-cell>
          <table:table-cell table:style-name="ce22" office:value-type="float" office:value="48.417" calcext:value-type="float">
            <text:p>48,42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ладивосток</text:p>
          </table:table-cell>
          <table:table-cell table:style-name="ce22" office:value-type="float" office:value="578" calcext:value-type="float">
            <text:p>57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риана</text:p>
          </table:table-cell>
          <table:table-cell table:style-name="ce22" office:value-type="float" office:value="240.749" calcext:value-type="float">
            <text:p>240,75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ашники</text:p>
          </table:table-cell>
          <table:table-cell table:style-name="ce22" office:value-type="float" office:value="9.2" calcext:value-type="float">
            <text:p>9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тания</text:p>
          </table:table-cell>
          <table:table-cell table:style-name="ce22" office:value-type="float" office:value="300.5" calcext:value-type="float">
            <text:p>300,50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ован</text:p>
          </table:table-cell>
          <table:table-cell table:style-name="ce22" office:value-type="float" office:value="37.685" calcext:value-type="float">
            <text:p>37,69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енемен</text:p>
          </table:table-cell>
          <table:table-cell table:style-name="ce22" office:value-type="float" office:value="117.856" calcext:value-type="float">
            <text:p>117,8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ерот</text:p>
          </table:table-cell>
          <table:table-cell table:style-name="ce22" office:value-type="float" office:value="4.267" calcext:value-type="float">
            <text:p>4,2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рлайл</text:p>
          </table:table-cell>
          <table:table-cell table:style-name="ce22" office:value-type="float" office:value="103.5" calcext:value-type="float">
            <text:p>103,5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лостер</text:p>
          </table:table-cell>
          <table:table-cell table:style-name="ce22" office:value-type="float" office:value="123.21" calcext:value-type="float">
            <text:p>123,21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олгоград</text:p>
          </table:table-cell>
          <table:table-cell table:style-name="ce22" office:value-type="float" office:value="980" calcext:value-type="float">
            <text:p>98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Риверсайд</text:p>
          </table:table-cell>
          <table:table-cell table:style-name="ce22" office:value-type="float" office:value="299.989" calcext:value-type="float">
            <text:p>299,99</text:p>
          </table:table-cell>
          <table:table-cell table:style-name="ce20" office:value-type="string" calcext:value-type="string">
            <text:p>СШ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рма</text:p>
          </table:table-cell>
          <table:table-cell table:style-name="ce22" office:value-type="float" office:value="14.59" calcext:value-type="float">
            <text:p>14,59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лемсен</text:p>
          </table:table-cell>
          <table:table-cell table:style-name="ce22" office:value-type="float" office:value="172.54" calcext:value-type="float">
            <text:p>172,54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тайр</text:p>
          </table:table-cell>
          <table:table-cell table:style-name="ce22" office:value-type="float" office:value="38.979" calcext:value-type="float">
            <text:p>38,98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Минья</text:p>
          </table:table-cell>
          <table:table-cell table:style-name="ce22" office:value-type="float" office:value="253.767" calcext:value-type="float">
            <text:p>253,7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рзерум</text:p>
          </table:table-cell>
          <table:table-cell table:style-name="ce22" office:value-type="float" office:value="358.344" calcext:value-type="float">
            <text:p>358,34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Толедо</text:p>
          </table:table-cell>
          <table:table-cell table:style-name="ce22" office:value-type="float" office:value="287.591" calcext:value-type="float">
            <text:p>287,59</text:p>
          </table:table-cell>
          <table:table-cell table:style-name="ce21" office:value-type="string" calcext:value-type="string">
            <text:p>СШ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Елец</text:p>
          </table:table-cell>
          <table:table-cell table:style-name="ce22" office:value-type="float" office:value="110.4" calcext:value-type="float">
            <text:p>110,4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т</text:p>
          </table:table-cell>
          <table:table-cell table:style-name="ce22" office:value-type="float" office:value="80" calcext:value-type="float">
            <text:p>80,0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аремм</text:p>
          </table:table-cell>
          <table:table-cell table:style-name="ce22" office:value-type="float" office:value="14.05" calcext:value-type="float">
            <text:p>14,0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Хасселт</text:p>
          </table:table-cell>
          <table:table-cell table:style-name="ce22" office:value-type="float" office:value="34.882" calcext:value-type="float">
            <text:p>34,88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ыхов</text:p>
          </table:table-cell>
          <table:table-cell table:style-name="ce22" office:value-type="float" office:value="17" calcext:value-type="float">
            <text:p>17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Махалла-эль-Кубра</text:p>
          </table:table-cell>
          <table:table-cell table:style-name="ce22" office:value-type="float" office:value="458.297" calcext:value-type="float">
            <text:p>458,3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эйкфилд</text:p>
          </table:table-cell>
          <table:table-cell table:style-name="ce22" office:value-type="float" office:value="321.6" calcext:value-type="float">
            <text:p>321,6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Гринсборо</text:p>
          </table:table-cell>
          <table:table-cell table:style-name="ce22" office:value-type="float" office:value="271.133" calcext:value-type="float">
            <text:p>271,13</text:p>
          </table:table-cell>
          <table:table-cell table:style-name="ce21" office:value-type="string" calcext:value-type="string">
            <text:p>СШ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рагоса</text:p>
          </table:table-cell>
          <table:table-cell table:style-name="ce22" office:value-type="float" office:value="647.373" calcext:value-type="float">
            <text:p>647,37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иливри</text:p>
          </table:table-cell>
          <table:table-cell table:style-name="ce22" office:value-type="float" office:value="117.287" calcext:value-type="float">
            <text:p>117,29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ешиа</text:p>
          </table:table-cell>
          <table:table-cell table:style-name="ce22" office:value-type="float" office:value="190.489" calcext:value-type="float">
            <text:p>190,49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лавгород</text:p>
          </table:table-cell>
          <table:table-cell table:style-name="ce22" office:value-type="float" office:value="7.9" calcext:value-type="float">
            <text:p>7,9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Кортрейк</text:p>
          </table:table-cell>
          <table:table-cell table:style-name="ce22" office:value-type="float" office:value="73.657" calcext:value-type="float">
            <text:p>73,66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аленсия</text:p>
          </table:table-cell>
          <table:table-cell table:style-name="ce22" office:value-type="float" office:value="796.549" calcext:value-type="float">
            <text:p>796,55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имки</text:p>
          </table:table-cell>
          <table:table-cell table:style-name="ce22" office:value-type="float" office:value="189" calcext:value-type="float">
            <text:p>18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Ферьер</text:p>
          </table:table-cell>
          <table:table-cell table:style-name="ce22" office:value-type="float" office:value="13.476" calcext:value-type="float">
            <text:p>13,48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юберцы</text:p>
          </table:table-cell>
          <table:table-cell table:style-name="ce22" office:value-type="float" office:value="158" calcext:value-type="float">
            <text:p>15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оллонгонг</text:p>
          </table:table-cell>
          <table:table-cell table:style-name="ce22" office:value-type="float" office:value="280.159" calcext:value-type="float">
            <text:p>280,16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утгемптон</text:p>
          </table:table-cell>
          <table:table-cell table:style-name="ce22" office:value-type="float" office:value="228.6" calcext:value-type="float">
            <text:p>228,6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лан-Удэ</text:p>
          </table:table-cell>
          <table:table-cell table:style-name="ce22" office:value-type="float" office:value="377" calcext:value-type="float">
            <text:p>37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икирнис</text:p>
          </table:table-cell>
          <table:table-cell table:style-name="ce22" office:value-type="float" office:value="64.391" calcext:value-type="float">
            <text:p>64,39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риест</text:p>
          </table:table-cell>
          <table:table-cell table:style-name="ce22" office:value-type="float" office:value="205.526" calcext:value-type="float">
            <text:p>205,53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агуат</text:p>
          </table:table-cell>
          <table:table-cell table:style-name="ce22" office:value-type="float" office:value="126.291" calcext:value-type="float">
            <text:p>126,29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йн-Уссера</text:p>
          </table:table-cell>
          <table:table-cell table:style-name="ce22" office:value-type="float" office:value="134.174" calcext:value-type="float">
            <text:p>134,17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толин</text:p>
          </table:table-cell>
          <table:table-cell table:style-name="ce22" office:value-type="float" office:value="12.4" calcext:value-type="float">
            <text:p>12,4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еркесск</text:p>
          </table:table-cell>
          <table:table-cell table:style-name="ce22" office:value-type="float" office:value="116.5" calcext:value-type="float">
            <text:p>116,5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ерхнедвинск</text:p>
          </table:table-cell>
          <table:table-cell table:style-name="ce22" office:value-type="float" office:value="7.3" calcext:value-type="float">
            <text:p>7,3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онс</text:p>
          </table:table-cell>
          <table:table-cell table:style-name="ce22" office:value-type="float" office:value="91.221" calcext:value-type="float">
            <text:p>91,2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Амасья</text:p>
          </table:table-cell>
          <table:table-cell table:style-name="ce20" office:value-type="float" office:value="78.549" calcext:value-type="float">
            <text:p>78,549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иннипег</text:p>
          </table:table-cell>
          <table:table-cell table:style-name="ce22" office:value-type="float" office:value="661.729" calcext:value-type="float">
            <text:p>661,73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ида</text:p>
          </table:table-cell>
          <table:table-cell table:style-name="ce22" office:value-type="float" office:value="97.6" calcext:value-type="float">
            <text:p>97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Остенде</text:p>
          </table:table-cell>
          <table:table-cell table:style-name="ce22" office:value-type="float" office:value="68.931" calcext:value-type="float">
            <text:p>68,9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ена</text:p>
          </table:table-cell>
          <table:table-cell table:style-name="ce22" office:value-type="float" office:value="1664.146" calcext:value-type="float">
            <text:p>1664,15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исберн</text:p>
          </table:table-cell>
          <table:table-cell table:style-name="ce22" office:value-type="float" office:value="71.46" calcext:value-type="float">
            <text:p>71,46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лазго</text:p>
          </table:table-cell>
          <table:table-cell table:style-name="ce22" office:value-type="float" office:value="580.69" calcext:value-type="float">
            <text:p>580,69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линковичи</text:p>
          </table:table-cell>
          <table:table-cell table:style-name="ce22" office:value-type="float" office:value="38.4" calcext:value-type="float">
            <text:p>38,4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кхисар</text:p>
          </table:table-cell>
          <table:table-cell table:style-name="ce22" office:value-type="float" office:value="102.453" calcext:value-type="float">
            <text:p>102,45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Карс</text:p>
          </table:table-cell>
          <table:table-cell table:style-name="ce20" office:value-type="float" office:value="73.59" calcext:value-type="float">
            <text:p>73,59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ююкчекмедже</text:p>
          </table:table-cell>
          <table:table-cell table:style-name="ce22" office:value-type="float" office:value="181.614" calcext:value-type="float">
            <text:p>181,61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б-Аззур</text:p>
          </table:table-cell>
          <table:table-cell table:style-name="ce22" office:value-type="float" office:value="115.444" calcext:value-type="float">
            <text:p>115,44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лашиха</text:p>
          </table:table-cell>
          <table:table-cell table:style-name="ce22" office:value-type="float" office:value="198" calcext:value-type="float">
            <text:p>19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Баффало </text:p>
          </table:table-cell>
          <table:table-cell table:style-name="ce22" office:value-type="float" office:value="269.918" calcext:value-type="float">
            <text:p>269,92</text:p>
          </table:table-cell>
          <table:table-cell table:style-name="ce20" office:value-type="string" calcext:value-type="string">
            <text:p>СШ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Йошкар-Ола</text:p>
          </table:table-cell>
          <table:table-cell table:style-name="ce22" office:value-type="float" office:value="249" calcext:value-type="float">
            <text:p>24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альма-де-Майорка</text:p>
          </table:table-cell>
          <table:table-cell table:style-name="ce22" office:value-type="float" office:value="375.773" calcext:value-type="float">
            <text:p>375,77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ни-Суэйф</text:p>
          </table:table-cell>
          <table:table-cell table:style-name="ce22" office:value-type="float" office:value="225.789" calcext:value-type="float">
            <text:p>225,79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елизан</text:p>
          </table:table-cell>
          <table:table-cell table:style-name="ce22" office:value-type="float" office:value="126.794" calcext:value-type="float">
            <text:p>126,79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рлин</text:p>
          </table:table-cell>
          <table:table-cell table:style-name="ce22" office:value-type="float" office:value="3431.675" calcext:value-type="float">
            <text:p>3431,68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ук-Ахрас</text:p>
          </table:table-cell>
          <table:table-cell table:style-name="ce22" office:value-type="float" office:value="148.328" calcext:value-type="float">
            <text:p>148,33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езитли</text:p>
          </table:table-cell>
          <table:table-cell table:style-name="ce22" office:value-type="float" office:value="121.238" calcext:value-type="float">
            <text:p>121,24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евинномысск</text:p>
          </table:table-cell>
          <table:table-cell table:style-name="ce22" office:value-type="float" office:value="128" calcext:value-type="float">
            <text:p>12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авр</text:p>
          </table:table-cell>
          <table:table-cell table:style-name="ce22" office:value-type="float" office:value="18.248" calcext:value-type="float">
            <text:p>18,2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рзамас</text:p>
          </table:table-cell>
          <table:table-cell table:style-name="ce22" office:value-type="float" office:value="105.3" calcext:value-type="float">
            <text:p>105,3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лубокое</text:p>
          </table:table-cell>
          <table:table-cell table:style-name="ce22" office:value-type="float" office:value="18.2" calcext:value-type="float">
            <text:p>18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райскирхен</text:p>
          </table:table-cell>
          <table:table-cell table:style-name="ce22" office:value-type="float" office:value="16.497" calcext:value-type="float">
            <text:p>16,50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абат</text:p>
          </table:table-cell>
          <table:table-cell table:style-name="ce22" office:value-type="float" office:value="11.462" calcext:value-type="float">
            <text:p>11,46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ервье</text:p>
          </table:table-cell>
          <table:table-cell table:style-name="ce22" office:value-type="float" office:value="53.597" calcext:value-type="float">
            <text:p>53,60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етиф</text:p>
          </table:table-cell>
          <table:table-cell table:style-name="ce22" office:value-type="float" office:value="246.379" calcext:value-type="float">
            <text:p>246,38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Турнут</text:p>
          </table:table-cell>
          <table:table-cell table:style-name="ce22" office:value-type="float" office:value="26.071" calcext:value-type="float">
            <text:p>26,0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ерона</text:p>
          </table:table-cell>
          <table:table-cell table:style-name="ce22" office:value-type="float" office:value="262.022" calcext:value-type="float">
            <text:p>262,02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атино</text:p>
          </table:table-cell>
          <table:table-cell table:style-name="ce22" office:value-type="float" office:value="260" calcext:value-type="float">
            <text:p>260,00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дрид</text:p>
          </table:table-cell>
          <table:table-cell table:style-name="ce22" office:value-type="float" office:value="3155.359" calcext:value-type="float">
            <text:p>3155,36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эллс</text:p>
          </table:table-cell>
          <table:table-cell table:style-name="ce22" office:value-type="float" office:value="10.41" calcext:value-type="float">
            <text:p>10,41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ургутлу</text:p>
          </table:table-cell>
          <table:table-cell table:style-name="ce22" office:value-type="float" office:value="117.8" calcext:value-type="float">
            <text:p>117,80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Жлобин</text:p>
          </table:table-cell>
          <table:table-cell table:style-name="ce22" office:value-type="float" office:value="75.7" calcext:value-type="float">
            <text:p>75,7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етриков</text:p>
          </table:table-cell>
          <table:table-cell table:style-name="ce22" office:value-type="float" office:value="10.5" calcext:value-type="float">
            <text:p>10,5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скра</text:p>
          </table:table-cell>
          <table:table-cell table:style-name="ce22" office:value-type="float" office:value="207.987" calcext:value-type="float">
            <text:p>207,99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уксор</text:p>
          </table:table-cell>
          <table:table-cell table:style-name="ce22" office:value-type="float" office:value="487.896" calcext:value-type="float">
            <text:p>487,9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ельдкирх</text:p>
          </table:table-cell>
          <table:table-cell table:style-name="ce22" office:value-type="float" office:value="30.093" calcext:value-type="float">
            <text:p>30,0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рань</text:p>
          </table:table-cell>
          <table:table-cell table:style-name="ce22" office:value-type="float" office:value="11.6" calcext:value-type="float">
            <text:p>11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ятлово</text:p>
          </table:table-cell>
          <table:table-cell table:style-name="ce22" office:value-type="float" office:value="7.8" calcext:value-type="float">
            <text:p>7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лоренция</text:p>
          </table:table-cell>
          <table:table-cell table:style-name="ce22" office:value-type="float" office:value="365.802" calcext:value-type="float">
            <text:p>365,80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Житковичи</text:p>
          </table:table-cell>
          <table:table-cell table:style-name="ce22" office:value-type="float" office:value="15.9" calcext:value-type="float">
            <text:p>15,9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шахтинск</text:p>
          </table:table-cell>
          <table:table-cell table:style-name="ce22" office:value-type="float" office:value="113" calcext:value-type="float">
            <text:p>11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зань</text:p>
          </table:table-cell>
          <table:table-cell table:style-name="ce22" office:value-type="float" office:value="1137" calcext:value-type="float">
            <text:p>113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иннурис</text:p>
          </table:table-cell>
          <table:table-cell table:style-name="ce22" office:value-type="float" office:value="87.641" calcext:value-type="float">
            <text:p>87,64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всим</text:p>
          </table:table-cell>
          <table:table-cell table:style-name="ce22" office:value-type="float" office:value="73.835" calcext:value-type="float">
            <text:p>73,84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он</text:p>
          </table:table-cell>
          <table:table-cell table:style-name="ce22" office:value-type="float" office:value="247.87" calcext:value-type="float">
            <text:p>247,87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Нёшато</text:p>
          </table:table-cell>
          <table:table-cell table:style-name="ce22" office:value-type="float" office:value="5.455" calcext:value-type="float">
            <text:p>5,46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Идва</text:p>
          </table:table-cell>
          <table:table-cell table:style-name="ce22" office:value-type="float" office:value="17.11" calcext:value-type="float">
            <text:p>17,11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ербент</text:p>
          </table:table-cell>
          <table:table-cell table:style-name="ce22" office:value-type="float" office:value="112.5" calcext:value-type="float">
            <text:p>112,5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бу-Каркас</text:p>
          </table:table-cell>
          <table:table-cell table:style-name="ce22" office:value-type="float" office:value="60.506" calcext:value-type="float">
            <text:p>60,51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Блида</text:p>
          </table:table-cell>
          <table:table-cell table:style-name="ce22" office:value-type="float" office:value="264.598" calcext:value-type="float">
            <text:p>264,60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алдегем</text:p>
          </table:table-cell>
          <table:table-cell table:style-name="ce22" office:value-type="float" office:value="23.631" calcext:value-type="float">
            <text:p>23,6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азилли</text:p>
          </table:table-cell>
          <table:table-cell table:style-name="ce22" office:value-type="float" office:value="110.437" calcext:value-type="float">
            <text:p>110,44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ерхтольдсдорф</text:p>
          </table:table-cell>
          <table:table-cell table:style-name="ce22" office:value-type="float" office:value="14.489" calcext:value-type="float">
            <text:p>14,4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инц</text:p>
          </table:table-cell>
          <table:table-cell table:style-name="ce22" office:value-type="float" office:value="188.894" calcext:value-type="float">
            <text:p>188,8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уонси</text:p>
          </table:table-cell>
          <table:table-cell table:style-name="ce22" office:value-type="float" office:value="228.1" calcext:value-type="float">
            <text:p>228,1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рнойбург</text:p>
          </table:table-cell>
          <table:table-cell table:style-name="ce22" office:value-type="float" office:value="11.736" calcext:value-type="float">
            <text:p>11,74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итерборо</text:p>
          </table:table-cell>
          <table:table-cell table:style-name="ce22" office:value-type="float" office:value="163.3" calcext:value-type="float">
            <text:p>163,3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ьюкасл</text:p>
          </table:table-cell>
          <table:table-cell table:style-name="ce22" office:value-type="float" office:value="523.662" calcext:value-type="float">
            <text:p>523,66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еликий Новгород</text:p>
          </table:table-cell>
          <table:table-cell table:style-name="ce22" office:value-type="float" office:value="215" calcext:value-type="float">
            <text:p>215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еджо-Эмилия</text:p>
          </table:table-cell>
          <table:table-cell table:style-name="ce22" office:value-type="float" office:value="164.202" calcext:value-type="float">
            <text:p>164,20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ижневартовск</text:p>
          </table:table-cell>
          <table:table-cell table:style-name="ce22" office:value-type="float" office:value="250" calcext:value-type="float">
            <text:p>25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ереповец</text:p>
          </table:table-cell>
          <table:table-cell table:style-name="ce22" office:value-type="float" office:value="310" calcext:value-type="float">
            <text:p>31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3">
          <table:table-cell table:style-name="ce20" office:value-type="string" calcext:value-type="string">
            <text:p>Катания</text:p>
          </table:table-cell>
          <table:table-cell table:style-name="ce22" office:value-type="float" office:value="297.842" calcext:value-type="float">
            <text:p>297,84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фага</text:p>
          </table:table-cell>
          <table:table-cell table:style-name="ce22" office:value-type="float" office:value="40.903" calcext:value-type="float">
            <text:p>40,9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укута</text:p>
          </table:table-cell>
          <table:table-cell table:style-name="ce22" office:value-type="float" office:value="16.153" calcext:value-type="float">
            <text:p>16,15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спарта</text:p>
          </table:table-cell>
          <table:table-cell table:style-name="ce22" office:value-type="float" office:value="166.895" calcext:value-type="float">
            <text:p>166,90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изе</text:p>
          </table:table-cell>
          <table:table-cell table:style-name="ce22" office:value-type="float" office:value="11.165" calcext:value-type="float">
            <text:p>11,1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ни Мазар</text:p>
          </table:table-cell>
          <table:table-cell table:style-name="ce22" office:value-type="float" office:value="90.867" calcext:value-type="float">
            <text:p>90,8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зель</text:p>
          </table:table-cell>
          <table:table-cell table:style-name="ce22" office:value-type="float" office:value="164.937" calcext:value-type="float">
            <text:p>164,94</text:p>
          </table:table-cell>
          <table:table-cell table:style-name="ce20" office:value-type="string" calcext:value-type="string">
            <text:p>Швейца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<text:s/>Джерси-Сити</text:p>
          </table:table-cell>
          <table:table-cell table:style-name="ce22" office:value-type="float" office:value="245.009" calcext:value-type="float">
            <text:p>245,01</text:p>
          </table:table-cell>
          <table:table-cell table:style-name="ce21" office:value-type="string" calcext:value-type="string">
            <text:p>СШ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аниполь</text:p>
          </table:table-cell>
          <table:table-cell table:style-name="ce22" office:value-type="float" office:value="12.7" calcext:value-type="float">
            <text:p>12,7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ток-он-Трент</text:p>
          </table:table-cell>
          <table:table-cell table:style-name="ce22" office:value-type="float" office:value="239.7" calcext:value-type="float">
            <text:p>239,7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спиталет</text:p>
          </table:table-cell>
          <table:table-cell table:style-name="ce22" office:value-type="float" office:value="252.884" calcext:value-type="float">
            <text:p>252,88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одольск</text:p>
          </table:table-cell>
          <table:table-cell table:style-name="ce22" office:value-type="float" office:value="183" calcext:value-type="float">
            <text:p>18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а-Панн</text:p>
          </table:table-cell>
          <table:table-cell table:style-name="ce22" office:value-type="float" office:value="22.74" calcext:value-type="float">
            <text:p>22,7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амрун</text:p>
          </table:table-cell>
          <table:table-cell table:style-name="ce22" office:value-type="float" office:value="9.513" calcext:value-type="float">
            <text:p>9,51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йн-Бейда</text:p>
          </table:table-cell>
          <table:table-cell table:style-name="ce22" office:value-type="float" office:value="114.107" calcext:value-type="float">
            <text:p>114,11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кло</text:p>
          </table:table-cell>
          <table:table-cell table:style-name="ce22" office:value-type="float" office:value="19.535" calcext:value-type="float">
            <text:p>19,5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епель</text:p>
          </table:table-cell>
          <table:table-cell table:style-name="ce22" office:value-type="float" office:value="17.4" calcext:value-type="float">
            <text:p>17,4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рша</text:p>
          </table:table-cell>
          <table:table-cell table:style-name="ce22" office:value-type="float" office:value="117.2" calcext:value-type="float">
            <text:p>117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ест</text:p>
          </table:table-cell>
          <table:table-cell table:style-name="ce22" office:value-type="float" office:value="310.8" calcext:value-type="float">
            <text:p>310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одена</text:p>
          </table:table-cell>
          <table:table-cell table:style-name="ce22" office:value-type="float" office:value="181.385" calcext:value-type="float">
            <text:p>181,39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бакан</text:p>
          </table:table-cell>
          <table:table-cell table:style-name="ce22" office:value-type="float" office:value="164" calcext:value-type="float">
            <text:p>16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че</text:p>
          </table:table-cell>
          <table:table-cell table:style-name="ce22" office:value-type="float" office:value="215.137" calcext:value-type="float">
            <text:p>215,14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елингара</text:p>
          </table:table-cell>
          <table:table-cell table:style-name="ce22" office:value-type="float" office:value="11.106" calcext:value-type="float">
            <text:p>11,11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аманхур</text:p>
          </table:table-cell>
          <table:table-cell table:style-name="ce22" office:value-type="float" office:value="252.017" calcext:value-type="float">
            <text:p>252,0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Зальфельден</text:p>
          </table:table-cell>
          <table:table-cell table:style-name="ce22" office:value-type="float" office:value="15.728" calcext:value-type="float">
            <text:p>15,73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кт-Пёльтен</text:p>
          </table:table-cell>
          <table:table-cell table:style-name="ce22" office:value-type="float" office:value="51.36" calcext:value-type="float">
            <text:p>51,36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Бастонь</text:p>
          </table:table-cell>
          <table:table-cell table:style-name="ce22" office:value-type="float" office:value="14.144" calcext:value-type="float">
            <text:p>14,1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нгарск</text:p>
          </table:table-cell>
          <table:table-cell table:style-name="ce22" office:value-type="float" office:value="241" calcext:value-type="float">
            <text:p>24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толбцы</text:p>
          </table:table-cell>
          <table:table-cell table:style-name="ce22" office:value-type="float" office:value="15.4" calcext:value-type="float">
            <text:p>15,4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арвин</text:p>
          </table:table-cell>
          <table:table-cell table:style-name="ce22" office:value-type="float" office:value="117.395" calcext:value-type="float">
            <text:p>117,40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рогичин</text:p>
          </table:table-cell>
          <table:table-cell table:style-name="ce22" office:value-type="float" office:value="14.6" calcext:value-type="float">
            <text:p>14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олодечно</text:p>
          </table:table-cell>
          <table:table-cell table:style-name="ce22" office:value-type="float" office:value="94.2" calcext:value-type="float">
            <text:p>94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икама</text:p>
          </table:table-cell>
          <table:table-cell table:style-name="ce22" office:value-type="float" office:value="83.764" calcext:value-type="float">
            <text:p>83,76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анлыурфа</text:p>
          </table:table-cell>
          <table:table-cell table:style-name="ce22" office:value-type="float" office:value="465.748" calcext:value-type="float">
            <text:p>465,75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пейск</text:p>
          </table:table-cell>
          <table:table-cell table:style-name="ce22" office:value-type="float" office:value="137" calcext:value-type="float">
            <text:p>13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лефельд</text:p>
          </table:table-cell>
          <table:table-cell table:style-name="ce22" office:value-type="float" office:value="323.615" calcext:value-type="float">
            <text:p>323,62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аллайн</text:p>
          </table:table-cell>
          <table:table-cell table:style-name="ce22" office:value-type="float" office:value="19.169" calcext:value-type="float">
            <text:p>19,17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ибрамон</text:p>
          </table:table-cell>
          <table:table-cell table:style-name="ce22" office:value-type="float" office:value="14.682" calcext:value-type="float">
            <text:p>14,68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емерово</text:p>
          </table:table-cell>
          <table:table-cell table:style-name="ce22" office:value-type="float" office:value="521" calcext:value-type="float">
            <text:p>52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рми</text:p>
          </table:table-cell>
          <table:table-cell table:style-name="ce22" office:value-type="float" office:value="16.576" calcext:value-type="float">
            <text:p>16,58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онгей</text:p>
          </table:table-cell>
          <table:table-cell table:style-name="ce22" office:value-type="float" office:value="244.747" calcext:value-type="float">
            <text:p>244,75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исловодск</text:p>
          </table:table-cell>
          <table:table-cell table:style-name="ce22" office:value-type="float" office:value="129" calcext:value-type="float">
            <text:p>12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иенц</text:p>
          </table:table-cell>
          <table:table-cell table:style-name="ce22" office:value-type="float" office:value="12.128" calcext:value-type="float">
            <text:p>12,13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Екатеринбург</text:p>
          </table:table-cell>
          <table:table-cell table:style-name="ce22" office:value-type="float" office:value="1344" calcext:value-type="float">
            <text:p>134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ерпухов</text:p>
          </table:table-cell>
          <table:table-cell table:style-name="ce22" office:value-type="float" office:value="123" calcext:value-type="float">
            <text:p>12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еждуреченск</text:p>
          </table:table-cell>
          <table:table-cell table:style-name="ce22" office:value-type="float" office:value="104" calcext:value-type="float">
            <text:p>10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остагнем</text:p>
          </table:table-cell>
          <table:table-cell table:style-name="ce22" office:value-type="float" office:value="140.252" calcext:value-type="float">
            <text:p>140,25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егенц</text:p>
          </table:table-cell>
          <table:table-cell table:style-name="ce22" office:value-type="float" office:value="27.148" calcext:value-type="float">
            <text:p>27,15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инск</text:p>
          </table:table-cell>
          <table:table-cell table:style-name="ce22" office:value-type="float" office:value="130.6" calcext:value-type="float">
            <text:p>130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ипон</text:p>
          </table:table-cell>
          <table:table-cell table:style-name="ce22" office:value-type="float" office:value="15.92" calcext:value-type="float">
            <text:p>15,92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ельфс</text:p>
          </table:table-cell>
          <table:table-cell table:style-name="ce22" office:value-type="float" office:value="14.443" calcext:value-type="float">
            <text:p>14,44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ебоксары</text:p>
          </table:table-cell>
          <table:table-cell table:style-name="ce22" office:value-type="float" office:value="448" calcext:value-type="float">
            <text:p>44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тайск</text:p>
          </table:table-cell>
          <table:table-cell table:style-name="ce22" office:value-type="float" office:value="104" calcext:value-type="float">
            <text:p>10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Эрзе</text:p>
          </table:table-cell>
          <table:table-cell table:style-name="ce22" office:value-type="float" office:value="16.687" calcext:value-type="float">
            <text:p>16,69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та-Венера</text:p>
          </table:table-cell>
          <table:table-cell table:style-name="ce22" office:value-type="float" office:value="6.087" calcext:value-type="float">
            <text:p>6,09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ёдлинг</text:p>
          </table:table-cell>
          <table:table-cell table:style-name="ce22" office:value-type="float" office:value="20.649" calcext:value-type="float">
            <text:p>20,65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лоним</text:p>
          </table:table-cell>
          <table:table-cell table:style-name="ce22" office:value-type="float" office:value="48.8" calcext:value-type="float">
            <text:p>48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онца</text:p>
          </table:table-cell>
          <table:table-cell table:style-name="ce22" office:value-type="float" office:value="121.103" calcext:value-type="float">
            <text:p>121,10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ркем</text:p>
          </table:table-cell>
          <table:table-cell table:style-name="ce22" office:value-type="float" office:value="243.815" calcext:value-type="float">
            <text:p>243,82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иарет</text:p>
          </table:table-cell>
          <table:table-cell table:style-name="ce22" office:value-type="float" office:value="198.213" calcext:value-type="float">
            <text:p>198,21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Бассенг</text:p>
          </table:table-cell>
          <table:table-cell table:style-name="ce22" office:value-type="float" office:value="4.749" calcext:value-type="float">
            <text:p>4,7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рмингем</text:p>
          </table:table-cell>
          <table:table-cell table:style-name="ce22" office:value-type="float" office:value="1010" calcext:value-type="float">
            <text:p>1010,0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орки</text:p>
          </table:table-cell>
          <table:table-cell table:style-name="ce22" office:value-type="float" office:value="32.6" calcext:value-type="float">
            <text:p>32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олгодонск</text:p>
          </table:table-cell>
          <table:table-cell table:style-name="ce22" office:value-type="float" office:value="169" calcext:value-type="float">
            <text:p>16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Ашир-мин-Рамадан</text:p>
          </table:table-cell>
          <table:table-cell table:style-name="ce22" office:value-type="float" office:value="167.215" calcext:value-type="float">
            <text:p>167,2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инсор</text:p>
          </table:table-cell>
          <table:table-cell table:style-name="ce22" office:value-type="float" office:value="229.925" calcext:value-type="float">
            <text:p>229,93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Бинке</text:p>
          </table:table-cell>
          <table:table-cell table:style-name="ce22" office:value-type="float" office:value="18.175" calcext:value-type="float">
            <text:p>18,18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ейр-Мавас</text:p>
          </table:table-cell>
          <table:table-cell table:style-name="ce22" office:value-type="float" office:value="43.653" calcext:value-type="float">
            <text:p>43,6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ордж-эль-Киффан</text:p>
          </table:table-cell>
          <table:table-cell table:style-name="ce22" office:value-type="float" office:value="122.875" calcext:value-type="float">
            <text:p>122,88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жевск</text:p>
          </table:table-cell>
          <table:table-cell table:style-name="ce22" office:value-type="float" office:value="611" calcext:value-type="float">
            <text:p>61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енуя</text:p>
          </table:table-cell>
          <table:table-cell table:style-name="ce22" office:value-type="float" office:value="611.683" calcext:value-type="float">
            <text:p>611,68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нберра — Куинбиан</text:p>
          </table:table-cell>
          <table:table-cell table:style-name="ce22" office:value-type="float" office:value="388.072" calcext:value-type="float">
            <text:p>388,07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Ельск</text:p>
          </table:table-cell>
          <table:table-cell table:style-name="ce22" office:value-type="float" office:value="9.7" calcext:value-type="float">
            <text:p>9,7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ейпциг</text:p>
          </table:table-cell>
          <table:table-cell table:style-name="ce22" office:value-type="float" office:value="515.469" calcext:value-type="float">
            <text:p>515,47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нвернесс</text:p>
          </table:table-cell>
          <table:table-cell table:style-name="ce22" office:value-type="float" office:value="51.83" calcext:value-type="float">
            <text:p>51,83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орту</text:p>
          </table:table-cell>
          <table:table-cell table:style-name="ce22" office:value-type="float" office:value="220.985" calcext:value-type="float">
            <text:p>220,99</text:p>
          </table:table-cell>
          <table:table-cell table:style-name="ce20" office:value-type="string" calcext:value-type="string">
            <text:p>Португ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ннаба</text:p>
          </table:table-cell>
          <table:table-cell table:style-name="ce22" office:value-type="float" office:value="383.504" calcext:value-type="float">
            <text:p>383,50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Труа-Пон</text:p>
          </table:table-cell>
          <table:table-cell table:style-name="ce22" office:value-type="float" office:value="7.549" calcext:value-type="float">
            <text:p>7,5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ерсин</text:p>
          </table:table-cell>
          <table:table-cell table:style-name="ce22" office:value-type="float" office:value="700.736" calcext:value-type="float">
            <text:p>700,74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Синт-Никлас</text:p>
          </table:table-cell>
          <table:table-cell table:style-name="ce22" office:value-type="float" office:value="37.85" calcext:value-type="float">
            <text:p>37,8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оэнемс</text:p>
          </table:table-cell>
          <table:table-cell table:style-name="ce22" office:value-type="float" office:value="14.864" calcext:value-type="float">
            <text:p>14,86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едина-Ситтат-Октобер</text:p>
          </table:table-cell>
          <table:table-cell table:style-name="ce22" office:value-type="float" office:value="215.65" calcext:value-type="float">
            <text:p>215,6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ебзе</text:p>
          </table:table-cell>
          <table:table-cell table:style-name="ce22" office:value-type="float" office:value="277.928" calcext:value-type="float">
            <text:p>277,93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клов</text:p>
          </table:table-cell>
          <table:table-cell table:style-name="ce22" office:value-type="float" office:value="16.4" calcext:value-type="float">
            <text:p>16,4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аусы</text:p>
          </table:table-cell>
          <table:table-cell table:style-name="ce22" office:value-type="float" office:value="10.6" calcext:value-type="float">
            <text:p>10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айрут</text:p>
          </table:table-cell>
          <table:table-cell table:style-name="ce22" office:value-type="float" office:value="80.684" calcext:value-type="float">
            <text:p>80,68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луга</text:p>
          </table:table-cell>
          <table:table-cell table:style-name="ce22" office:value-type="float" office:value="328" calcext:value-type="float">
            <text:p>32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ютахья</text:p>
          </table:table-cell>
          <table:table-cell table:style-name="ce22" office:value-type="float" office:value="191.302" calcext:value-type="float">
            <text:p>191,30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сибирск</text:p>
          </table:table-cell>
          <table:table-cell table:style-name="ce22" office:value-type="float" office:value="1409" calcext:value-type="float">
            <text:p>140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ыктывкар</text:p>
          </table:table-cell>
          <table:table-cell table:style-name="ce22" office:value-type="float" office:value="236" calcext:value-type="float">
            <text:p>23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аранто</text:p>
          </table:table-cell>
          <table:table-cell table:style-name="ce22" office:value-type="float" office:value="194.864" calcext:value-type="float">
            <text:p>194,86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рато</text:p>
          </table:table-cell>
          <table:table-cell table:style-name="ce22" office:value-type="float" office:value="185.215" calcext:value-type="float">
            <text:p>185,22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Торхаут</text:p>
          </table:table-cell>
          <table:table-cell table:style-name="ce22" office:value-type="float" office:value="13.223" calcext:value-type="float">
            <text:p>13,2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йдын</text:p>
          </table:table-cell>
          <table:table-cell table:style-name="ce22" office:value-type="float" office:value="174.268" calcext:value-type="float">
            <text:p>174,27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негёль</text:p>
          </table:table-cell>
          <table:table-cell table:style-name="ce22" office:value-type="float" office:value="162.452" calcext:value-type="float">
            <text:p>162,45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стюковичи</text:p>
          </table:table-cell>
          <table:table-cell table:style-name="ce22" office:value-type="float" office:value="15.9" calcext:value-type="float">
            <text:p>15,9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оджа</text:p>
          </table:table-cell>
          <table:table-cell table:style-name="ce22" office:value-type="float" office:value="153.359" calcext:value-type="float">
            <text:p>153,36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Плано</text:p>
          </table:table-cell>
          <table:table-cell table:style-name="ce22" office:value-type="float" office:value="264.867" calcext:value-type="float">
            <text:p>264,87</text:p>
          </table:table-cell>
          <table:table-cell table:style-name="ce20" office:value-type="string" calcext:value-type="string">
            <text:p>СШ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а-Марса</text:p>
          </table:table-cell>
          <table:table-cell table:style-name="ce22" office:value-type="float" office:value="77.89" calcext:value-type="float">
            <text:p>77,89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огачёв</text:p>
          </table:table-cell>
          <table:table-cell table:style-name="ce22" office:value-type="float" office:value="33.6" calcext:value-type="float">
            <text:p>33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ёльн</text:p>
          </table:table-cell>
          <table:table-cell table:style-name="ce22" office:value-type="float" office:value="995.42" calcext:value-type="float">
            <text:p>995,42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льбао</text:p>
          </table:table-cell>
          <table:table-cell table:style-name="ce22" office:value-type="float" office:value="353.173" calcext:value-type="float">
            <text:p>353,17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московск</text:p>
          </table:table-cell>
          <table:table-cell table:style-name="ce22" office:value-type="float" office:value="131" calcext:value-type="float">
            <text:p>13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осты</text:p>
          </table:table-cell>
          <table:table-cell table:style-name="ce22" office:value-type="float" office:value="16.6" calcext:value-type="float">
            <text:p>16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ена</text:p>
          </table:table-cell>
          <table:table-cell table:style-name="ce22" office:value-type="float" office:value="222.724" calcext:value-type="float">
            <text:p>222,7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далона</text:p>
          </table:table-cell>
          <table:table-cell table:style-name="ce22" office:value-type="float" office:value="218.553" calcext:value-type="float">
            <text:p>218,55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Утинген</text:p>
          </table:table-cell>
          <table:table-cell table:style-name="ce22" office:value-type="float" office:value="14.625" calcext:value-type="float">
            <text:p>14,6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исбен</text:p>
          </table:table-cell>
          <table:table-cell table:style-name="ce22" office:value-type="float" office:value="1867.594" calcext:value-type="float">
            <text:p>1867,59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ельс</text:p>
          </table:table-cell>
          <table:table-cell table:style-name="ce22" office:value-type="float" office:value="58.623" calcext:value-type="float">
            <text:p>58,62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лаговещенск</text:p>
          </table:table-cell>
          <table:table-cell table:style-name="ce22" office:value-type="float" office:value="206" calcext:value-type="float">
            <text:p>20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юцерн</text:p>
          </table:table-cell>
          <table:table-cell table:style-name="ce22" office:value-type="float" office:value="59.241" calcext:value-type="float">
            <text:p>59,24</text:p>
          </table:table-cell>
          <table:table-cell table:style-name="ce20" office:value-type="string" calcext:value-type="string">
            <text:p>Швейца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лават</text:p>
          </table:table-cell>
          <table:table-cell table:style-name="ce22" office:value-type="float" office:value="156" calcext:value-type="float">
            <text:p>15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скишехир</text:p>
          </table:table-cell>
          <table:table-cell table:style-name="ce22" office:value-type="float" office:value="618.184" calcext:value-type="float">
            <text:p>618,18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ёльджюк</text:p>
          </table:table-cell>
          <table:table-cell table:style-name="ce22" office:value-type="float" office:value="133.134" calcext:value-type="float">
            <text:p>133,13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ндиго</text:p>
          </table:table-cell>
          <table:table-cell table:style-name="ce22" office:value-type="float" office:value="8.651" calcext:value-type="float">
            <text:p>8,65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жельфа</text:p>
          </table:table-cell>
          <table:table-cell table:style-name="ce22" office:value-type="float" office:value="221.231" calcext:value-type="float">
            <text:p>221,23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Айнаттен</text:p>
          </table:table-cell>
          <table:table-cell table:style-name="ce22" office:value-type="float" office:value="31.38" calcext:value-type="float">
            <text:p>31,38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Сент-Луис</text:p>
          </table:table-cell>
          <table:table-cell table:style-name="ce22" office:value-type="float" office:value="321.747" calcext:value-type="float">
            <text:p>321,75</text:p>
          </table:table-cell>
          <table:table-cell table:style-name="ce20" office:value-type="string" calcext:value-type="string">
            <text:p>СШ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инья-эль-Камх</text:p>
          </table:table-cell>
          <table:table-cell table:style-name="ce22" office:value-type="float" office:value="64.851" calcext:value-type="float">
            <text:p>64,8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лгород</text:p>
          </table:table-cell>
          <table:table-cell table:style-name="ce22" office:value-type="float" office:value="363" calcext:value-type="float">
            <text:p>36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онсен</text:p>
          </table:table-cell>
          <table:table-cell table:style-name="ce22" office:value-type="float" office:value="22.466" calcext:value-type="float">
            <text:p>22,4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джая</text:p>
          </table:table-cell>
          <table:table-cell table:style-name="ce22" office:value-type="float" office:value="182.131" calcext:value-type="float">
            <text:p>182,13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бу Тидж</text:p>
          </table:table-cell>
          <table:table-cell table:style-name="ce22" office:value-type="float" office:value="75.355" calcext:value-type="float">
            <text:p>75,36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тиченер</text:p>
          </table:table-cell>
          <table:table-cell table:style-name="ce22" office:value-type="float" office:value="216.868" calcext:value-type="float">
            <text:p>216,87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ниса</text:p>
          </table:table-cell>
          <table:table-cell table:style-name="ce22" office:value-type="float" office:value="276.044" calcext:value-type="float">
            <text:p>276,04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ефтекамск</text:p>
          </table:table-cell>
          <table:table-cell table:style-name="ce22" office:value-type="float" office:value="119.5" calcext:value-type="float">
            <text:p>119,5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ербомон</text:p>
          </table:table-cell>
          <table:table-cell table:style-name="ce22" office:value-type="float" office:value="5.616" calcext:value-type="float">
            <text:p>5,6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Намюр</text:p>
          </table:table-cell>
          <table:table-cell table:style-name="ce22" office:value-type="float" office:value="107.178" calcext:value-type="float">
            <text:p>107,18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зержинск</text:p>
          </table:table-cell>
          <table:table-cell table:style-name="ce22" office:value-type="float" office:value="244" calcext:value-type="float">
            <text:p>24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оронеж</text:p>
          </table:table-cell>
          <table:table-cell table:style-name="ce22" office:value-type="float" office:value="848" calcext:value-type="float">
            <text:p>84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Термонд</text:p>
          </table:table-cell>
          <table:table-cell table:style-name="ce22" office:value-type="float" office:value="30.057" calcext:value-type="float">
            <text:p>30,06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мсомольск-на-Амуре</text:p>
          </table:table-cell>
          <table:table-cell table:style-name="ce22" office:value-type="float" office:value="270" calcext:value-type="float">
            <text:p>27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ттард</text:p>
          </table:table-cell>
          <table:table-cell table:style-name="ce22" office:value-type="float" office:value="10.186" calcext:value-type="float">
            <text:p>10,19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ельдкирхен</text:p>
          </table:table-cell>
          <table:table-cell table:style-name="ce22" office:value-type="float" office:value="14.298" calcext:value-type="float">
            <text:p>14,30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рнаби</text:p>
          </table:table-cell>
          <table:table-cell table:style-name="ce22" office:value-type="float" office:value="210.029" calcext:value-type="float">
            <text:p>210,03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айюм</text:p>
          </table:table-cell>
          <table:table-cell table:style-name="ce22" office:value-type="float" office:value="338.959" calcext:value-type="float">
            <text:p>338,96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айдхофен-на-Ибсе</text:p>
          </table:table-cell>
          <table:table-cell table:style-name="ce22" office:value-type="float" office:value="11.671" calcext:value-type="float">
            <text:p>11,67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расногорск</text:p>
          </table:table-cell>
          <table:table-cell table:style-name="ce22" office:value-type="float" office:value="104" calcext:value-type="float">
            <text:p>10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скатун</text:p>
          </table:table-cell>
          <table:table-cell table:style-name="ce22" office:value-type="float" office:value="199.721" calcext:value-type="float">
            <text:p>199,72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ериндже</text:p>
          </table:table-cell>
          <table:table-cell table:style-name="ce22" office:value-type="float" office:value="122.269" calcext:value-type="float">
            <text:p>122,27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Муруж</text:p>
          </table:table-cell>
          <table:table-cell table:style-name="ce22" office:value-type="float" office:value="81.986" calcext:value-type="float">
            <text:p>81,99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ижнекамск</text:p>
          </table:table-cell>
          <table:table-cell table:style-name="ce22" office:value-type="float" office:value="227" calcext:value-type="float">
            <text:p>22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жейхан</text:p>
          </table:table-cell>
          <table:table-cell table:style-name="ce22" office:value-type="float" office:value="100.28" calcext:value-type="float">
            <text:p>100,28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ульн-на-Дунае</text:p>
          </table:table-cell>
          <table:table-cell table:style-name="ce22" office:value-type="float" office:value="14.19" calcext:value-type="float">
            <text:p>14,1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окшицы</text:p>
          </table:table-cell>
          <table:table-cell table:style-name="ce22" office:value-type="float" office:value="6.6" calcext:value-type="float">
            <text:p>6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аровля</text:p>
          </table:table-cell>
          <table:table-cell table:style-name="ce22" office:value-type="float" office:value="8.1" calcext:value-type="float">
            <text:p>8,1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Кусейр</text:p>
          </table:table-cell>
          <table:table-cell table:style-name="ce22" office:value-type="float" office:value="44.441" calcext:value-type="float">
            <text:p>44,44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рдова</text:p>
          </table:table-cell>
          <table:table-cell table:style-name="ce22" office:value-type="float" office:value="321.164" calcext:value-type="float">
            <text:p>321,16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ольцано</text:p>
          </table:table-cell>
          <table:table-cell table:style-name="ce22" office:value-type="float" office:value="101.417" calcext:value-type="float">
            <text:p>101,42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екмекёй</text:p>
          </table:table-cell>
          <table:table-cell table:style-name="ce22" office:value-type="float" office:value="149.489" calcext:value-type="float">
            <text:p>149,49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ельбурн</text:p>
          </table:table-cell>
          <table:table-cell table:style-name="ce22" office:value-type="float" office:value="3806.092" calcext:value-type="float">
            <text:p>3806,09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Жодино</text:p>
          </table:table-cell>
          <table:table-cell table:style-name="ce22" office:value-type="float" office:value="61.8" calcext:value-type="float">
            <text:p>61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ксарай</text:p>
          </table:table-cell>
          <table:table-cell table:style-name="ce22" office:value-type="float" office:value="169.076" calcext:value-type="float">
            <text:p>169,08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Хойет</text:p>
          </table:table-cell>
          <table:table-cell table:style-name="ce22" office:value-type="float" office:value="8.624" calcext:value-type="float">
            <text:p>8,6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тарийя</text:p>
          </table:table-cell>
          <table:table-cell table:style-name="ce22" office:value-type="float" office:value="105.413" calcext:value-type="float">
            <text:p>105,41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рупки</text:p>
          </table:table-cell>
          <table:table-cell table:style-name="ce22" office:value-type="float" office:value="8.6" calcext:value-type="float">
            <text:p>8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ибен</text:p>
          </table:table-cell>
          <table:table-cell table:style-name="ce22" office:value-type="float" office:value="22.064" calcext:value-type="float">
            <text:p>22,06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унинец</text:p>
          </table:table-cell>
          <table:table-cell table:style-name="ce22" office:value-type="float" office:value="23.6" calcext:value-type="float">
            <text:p>23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арма</text:p>
          </table:table-cell>
          <table:table-cell table:style-name="ce22" office:value-type="float" office:value="180.939" calcext:value-type="float">
            <text:p>180,94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йсери</text:p>
          </table:table-cell>
          <table:table-cell table:style-name="ce22" office:value-type="float" office:value="786.644" calcext:value-type="float">
            <text:p>786,64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Драммондвилл</text:p>
          </table:table-cell>
          <table:table-cell table:style-name="ce22" office:value-type="float" office:value="67.534" calcext:value-type="float">
            <text:p>67,53</text:p>
          </table:table-cell>
          <table:table-cell table:style-name="ce20" office:value-type="string" calcext:value-type="string">
            <text:p>Фран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питталь</text:p>
          </table:table-cell>
          <table:table-cell table:style-name="ce22" office:value-type="float" office:value="15.944" calcext:value-type="float">
            <text:p>15,94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Вираншехир</text:p>
          </table:table-cell>
          <table:table-cell table:style-name="ce20" office:value-type="float" office:value="74.281" calcext:value-type="float">
            <text:p>74,281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амбург</text:p>
          </table:table-cell>
          <table:table-cell table:style-name="ce22" office:value-type="float" office:value="1772.1" calcext:value-type="float">
            <text:p>1772,10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фр-эш-Шейх</text:p>
          </table:table-cell>
          <table:table-cell table:style-name="ce22" office:value-type="float" office:value="156.078" calcext:value-type="float">
            <text:p>156,08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динбург</text:p>
          </table:table-cell>
          <table:table-cell table:style-name="ce22" office:value-type="float" office:value="468.07" calcext:value-type="float">
            <text:p>468,07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Хергенрат</text:p>
          </table:table-cell>
          <table:table-cell table:style-name="ce22" office:value-type="float" office:value="11.795" calcext:value-type="float">
            <text:p>11,80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ветлогорск</text:p>
          </table:table-cell>
          <table:table-cell table:style-name="ce22" office:value-type="float" office:value="69.9" calcext:value-type="float">
            <text:p>69,9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Шиме</text:p>
          </table:table-cell>
          <table:table-cell table:style-name="ce22" office:value-type="float" office:value="35.621" calcext:value-type="float">
            <text:p>35,6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льметьевск</text:p>
          </table:table-cell>
          <table:table-cell table:style-name="ce22" office:value-type="float" office:value="142" calcext:value-type="float">
            <text:p>14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квилл</text:p>
          </table:table-cell>
          <table:table-cell table:style-name="ce22" office:value-type="float" office:value="170.436" calcext:value-type="float">
            <text:p>170,44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дерленд</text:p>
          </table:table-cell>
          <table:table-cell table:style-name="ce22" office:value-type="float" office:value="280.3" calcext:value-type="float">
            <text:p>280,3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йла</text:p>
          </table:table-cell>
          <table:table-cell table:style-name="ce22" office:value-type="float" office:value="71.351" calcext:value-type="float">
            <text:p>71,3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ктябрьский</text:p>
          </table:table-cell>
          <table:table-cell table:style-name="ce22" office:value-type="float" office:value="109.7" calcext:value-type="float">
            <text:p>109,7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вентри</text:p>
          </table:table-cell>
          <table:table-cell table:style-name="ce22" office:value-type="float" office:value="306.7" calcext:value-type="float">
            <text:p>306,7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еондинг</text:p>
          </table:table-cell>
          <table:table-cell table:style-name="ce22" office:value-type="float" office:value="23.624" calcext:value-type="float">
            <text:p>23,62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оставы</text:p>
          </table:table-cell>
          <table:table-cell table:style-name="ce22" office:value-type="float" office:value="19.8" calcext:value-type="float">
            <text:p>19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ема-Кунку</text:p>
          </table:table-cell>
          <table:table-cell table:style-name="ce22" office:value-type="float" office:value="25.691" calcext:value-type="float">
            <text:p>25,69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увумба</text:p>
          </table:table-cell>
          <table:table-cell table:style-name="ce22" office:value-type="float" office:value="123.406" calcext:value-type="float">
            <text:p>123,41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йзенштадт</text:p>
          </table:table-cell>
          <table:table-cell table:style-name="ce22" office:value-type="float" office:value="12.367" calcext:value-type="float">
            <text:p>12,37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уфштайн</text:p>
          </table:table-cell>
          <table:table-cell table:style-name="ce22" office:value-type="float" office:value="16.457" calcext:value-type="float">
            <text:p>16,46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зира</text:p>
          </table:table-cell>
          <table:table-cell table:style-name="ce22" office:value-type="float" office:value="7.086" calcext:value-type="float">
            <text:p>7,09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ечица</text:p>
          </table:table-cell>
          <table:table-cell table:style-name="ce22" office:value-type="float" office:value="64.6" calcext:value-type="float">
            <text:p>64,6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ува</text:p>
          </table:table-cell>
          <table:table-cell table:style-name="ce22" office:value-type="float" office:value="66.836" calcext:value-type="float">
            <text:p>66,84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рац</text:p>
          </table:table-cell>
          <table:table-cell table:style-name="ce22" office:value-type="float" office:value="247.698" calcext:value-type="float">
            <text:p>247,70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языг</text:p>
          </table:table-cell>
          <table:table-cell table:style-name="ce22" office:value-type="float" office:value="305.787" calcext:value-type="float">
            <text:p>305,79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Сине</text:p>
          </table:table-cell>
          <table:table-cell table:style-name="ce22" office:value-type="float" office:value="11.98" calcext:value-type="float">
            <text:p>11,98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кт-Файт-ан-дер-Глан</text:p>
          </table:table-cell>
          <table:table-cell table:style-name="ce22" office:value-type="float" office:value="12.994" calcext:value-type="float">
            <text:p>12,9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ечерск</text:p>
          </table:table-cell>
          <table:table-cell table:style-name="ce22" office:value-type="float" office:value="8" calcext:value-type="float">
            <text:p>8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ьяченца</text:p>
          </table:table-cell>
          <table:table-cell table:style-name="ce22" office:value-type="float" office:value="101.134" calcext:value-type="float">
            <text:p>101,13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ш-Шалатин</text:p>
          </table:table-cell>
          <table:table-cell table:style-name="ce22" office:value-type="float" office:value="11.703" calcext:value-type="float">
            <text:p>11,7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ектросталь</text:p>
          </table:table-cell>
          <table:table-cell table:style-name="ce22" office:value-type="float" office:value="146" calcext:value-type="float">
            <text:p>14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ирдасах</text:p>
          </table:table-cell>
          <table:table-cell table:style-name="ce22" office:value-type="float" office:value="84.516" calcext:value-type="float">
            <text:p>84,5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мбаба</text:p>
          </table:table-cell>
          <table:table-cell table:style-name="ce22" office:value-type="float" office:value="12.671" calcext:value-type="float">
            <text:p>12,6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ерса-Матрух</text:p>
          </table:table-cell>
          <table:table-cell table:style-name="ce22" office:value-type="float" office:value="156.947" calcext:value-type="float">
            <text:p>156,9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ркиркара</text:p>
          </table:table-cell>
          <table:table-cell table:style-name="ce22" office:value-type="float" office:value="21.775" calcext:value-type="float">
            <text:p>21,78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рселона</text:p>
          </table:table-cell>
          <table:table-cell table:style-name="ce22" office:value-type="float" office:value="1593.075" calcext:value-type="float">
            <text:p>1593,08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оста</text:p>
          </table:table-cell>
          <table:table-cell table:style-name="ce22" office:value-type="float" office:value="18.676" calcext:value-type="float">
            <text:p>18,68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ттингем</text:p>
          </table:table-cell>
          <table:table-cell table:style-name="ce22" office:value-type="float" office:value="288.7" calcext:value-type="float">
            <text:p>288,7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идней</text:p>
          </table:table-cell>
          <table:table-cell table:style-name="ce22" office:value-type="float" office:value="4336.374" calcext:value-type="float">
            <text:p>4336,37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вьедо</text:p>
          </table:table-cell>
          <table:table-cell table:style-name="ce22" office:value-type="float" office:value="212.174" calcext:value-type="float">
            <text:p>212,17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олфорд</text:p>
          </table:table-cell>
          <table:table-cell table:style-name="ce22" office:value-type="float" office:value="219.2" calcext:value-type="float">
            <text:p>219,2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ус</text:p>
          </table:table-cell>
          <table:table-cell table:style-name="ce22" office:value-type="float" office:value="173.047" calcext:value-type="float">
            <text:p>173,05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итебск</text:p>
          </table:table-cell>
          <table:table-cell table:style-name="ce22" office:value-type="float" office:value="348.8" calcext:value-type="float">
            <text:p>348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едеа</text:p>
          </table:table-cell>
          <table:table-cell table:style-name="ce22" office:value-type="float" office:value="155.852" calcext:value-type="float">
            <text:p>155,85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терлитамак</text:p>
          </table:table-cell>
          <table:table-cell table:style-name="ce22" office:value-type="float" office:value="272" calcext:value-type="float">
            <text:p>27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рлингтон</text:p>
          </table:table-cell>
          <table:table-cell table:style-name="ce22" office:value-type="float" office:value="158.44" calcext:value-type="float">
            <text:p>158,44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ш-Шелифф (Эль-Аснам)</text:p>
          </table:table-cell>
          <table:table-cell table:style-name="ce22" office:value-type="float" office:value="235.062" calcext:value-type="float">
            <text:p>235,06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ль-Харга</text:p>
          </table:table-cell>
          <table:table-cell table:style-name="ce22" office:value-type="float" office:value="65.486" calcext:value-type="float">
            <text:p>65,49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ербрук</text:p>
          </table:table-cell>
          <table:table-cell table:style-name="ce22" office:value-type="float" office:value="148.888" calcext:value-type="float">
            <text:p>148,89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кикда</text:p>
          </table:table-cell>
          <table:table-cell table:style-name="ce22" office:value-type="float" office:value="178.687" calcext:value-type="float">
            <text:p>178,69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ытищи</text:p>
          </table:table-cell>
          <table:table-cell table:style-name="ce22" office:value-type="float" office:value="165" calcext:value-type="float">
            <text:p>165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сьют</text:p>
          </table:table-cell>
          <table:table-cell table:style-name="ce22" office:value-type="float" office:value="403.202" calcext:value-type="float">
            <text:p>403,2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лостернойбург</text:p>
          </table:table-cell>
          <table:table-cell table:style-name="ce22" office:value-type="float" office:value="25.216" calcext:value-type="float">
            <text:p>25,22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ервень</text:p>
          </table:table-cell>
          <table:table-cell table:style-name="ce22" office:value-type="float" office:value="10.1" calcext:value-type="float">
            <text:p>10,1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орнбирн</text:p>
          </table:table-cell>
          <table:table-cell table:style-name="ce22" office:value-type="float" office:value="44.243" calcext:value-type="float">
            <text:p>44,24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кт-Андре</text:p>
          </table:table-cell>
          <table:table-cell table:style-name="ce22" office:value-type="float" office:value="10.561" calcext:value-type="float">
            <text:p>10,56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Халле-Вилворде</text:p>
          </table:table-cell>
          <table:table-cell table:style-name="ce22" office:value-type="float" office:value="37.324" calcext:value-type="float">
            <text:p>37,3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Ронсе</text:p>
          </table:table-cell>
          <table:table-cell table:style-name="ce22" office:value-type="float" office:value="12.44" calcext:value-type="float">
            <text:p>12,4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Уффе</text:p>
          </table:table-cell>
          <table:table-cell table:style-name="ce22" office:value-type="float" office:value="18.582" calcext:value-type="float">
            <text:p>18,58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истоль</text:p>
          </table:table-cell>
          <table:table-cell table:style-name="ce22" office:value-type="float" office:value="416.4" calcext:value-type="float">
            <text:p>416,4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Заказик</text:p>
          </table:table-cell>
          <table:table-cell table:style-name="ce22" office:value-type="float" office:value="314.331" calcext:value-type="float">
            <text:p>314,3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тфих</text:p>
          </table:table-cell>
          <table:table-cell table:style-name="ce22" office:value-type="float" office:value="15.158" calcext:value-type="float">
            <text:p>15,16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Фелюи</text:p>
          </table:table-cell>
          <table:table-cell table:style-name="ce22" office:value-type="float" office:value="9.774" calcext:value-type="float">
            <text:p>9,7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ётцис</text:p>
          </table:table-cell>
          <table:table-cell table:style-name="ce22" office:value-type="float" office:value="10.554" calcext:value-type="float">
            <text:p>10,55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Сине</text:p>
          </table:table-cell>
          <table:table-cell table:style-name="ce22" office:value-type="float" office:value="5.718" calcext:value-type="float">
            <text:p>5,7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аола</text:p>
          </table:table-cell>
          <table:table-cell table:style-name="ce22" office:value-type="float" office:value="8.856" calcext:value-type="float">
            <text:p>8,86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иртон</text:p>
          </table:table-cell>
          <table:table-cell table:style-name="ce22" office:value-type="float" office:value="5.449" calcext:value-type="float">
            <text:p>5,4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ингстон</text:p>
          </table:table-cell>
          <table:table-cell table:style-name="ce22" office:value-type="float" office:value="128.017" calcext:value-type="float">
            <text:p>128,02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олонья</text:p>
          </table:table-cell>
          <table:table-cell table:style-name="ce22" office:value-type="float" office:value="374.648" calcext:value-type="float">
            <text:p>374,65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ремс</text:p>
          </table:table-cell>
          <table:table-cell table:style-name="ce22" office:value-type="float" office:value="23.932" calcext:value-type="float">
            <text:p>23,93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ард</text:p>
          </table:table-cell>
          <table:table-cell table:style-name="ce22" office:value-type="float" office:value="12.051" calcext:value-type="float">
            <text:p>12,05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Жуковский</text:p>
          </table:table-cell>
          <table:table-cell table:style-name="ce22" office:value-type="float" office:value="105" calcext:value-type="float">
            <text:p>105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илан</text:p>
          </table:table-cell>
          <table:table-cell table:style-name="ce22" office:value-type="float" office:value="1296.673" calcext:value-type="float">
            <text:p>1296,67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хмим</text:p>
          </table:table-cell>
          <table:table-cell table:style-name="ce22" office:value-type="float" office:value="107.608" calcext:value-type="float">
            <text:p>107,61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ерниц</text:p>
          </table:table-cell>
          <table:table-cell table:style-name="ce22" office:value-type="float" office:value="15.066" calcext:value-type="float">
            <text:p>15,07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Бленвиль</text:p>
          </table:table-cell>
          <table:table-cell table:style-name="ce22" office:value-type="float" office:value="39.791" calcext:value-type="float">
            <text:p>39,79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ускрон</text:p>
          </table:table-cell>
          <table:table-cell table:style-name="ce22" office:value-type="float" office:value="52.825" calcext:value-type="float">
            <text:p>52,8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ахта</text:p>
          </table:table-cell>
          <table:table-cell table:style-name="ce22" office:value-type="float" office:value="89.947" calcext:value-type="float">
            <text:p>89,9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ссари</text:p>
          </table:table-cell>
          <table:table-cell table:style-name="ce22" office:value-type="float" office:value="130.165" calcext:value-type="float">
            <text:p>130,17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ермь</text:p>
          </table:table-cell>
          <table:table-cell table:style-name="ce22" office:value-type="float" office:value="987" calcext:value-type="float">
            <text:p>98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ль (Бьенн)</text:p>
          </table:table-cell>
          <table:table-cell table:style-name="ce22" office:value-type="float" office:value="50.013" calcext:value-type="float">
            <text:p>50,01</text:p>
          </table:table-cell>
          <table:table-cell table:style-name="ce20" office:value-type="string" calcext:value-type="string">
            <text:p>Швейца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етропавловск-Камчатский</text:p>
          </table:table-cell>
          <table:table-cell table:style-name="ce22" office:value-type="float" office:value="194" calcext:value-type="float">
            <text:p>19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сила</text:p>
          </table:table-cell>
          <table:table-cell table:style-name="ce22" office:value-type="float" office:value="140.048" calcext:value-type="float">
            <text:p>140,05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лларат</text:p>
          </table:table-cell>
          <table:table-cell table:style-name="ce22" office:value-type="float" office:value="89.665" calcext:value-type="float">
            <text:p>89,67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гагах</text:p>
          </table:table-cell>
          <table:table-cell table:style-name="ce22" office:value-type="float" office:value="81.493" calcext:value-type="float">
            <text:p>81,49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анновер</text:p>
          </table:table-cell>
          <table:table-cell table:style-name="ce22" office:value-type="float" office:value="519.619" calcext:value-type="float">
            <text:p>519,62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жилонг</text:p>
          </table:table-cell>
          <table:table-cell table:style-name="ce22" office:value-type="float" office:value="169.544" calcext:value-type="float">
            <text:p>169,54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мышин</text:p>
          </table:table-cell>
          <table:table-cell table:style-name="ce22" office:value-type="float" office:value="116" calcext:value-type="float">
            <text:p>11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еобен</text:p>
          </table:table-cell>
          <table:table-cell table:style-name="ce22" office:value-type="float" office:value="25.227" calcext:value-type="float">
            <text:p>25,23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аходка</text:p>
          </table:table-cell>
          <table:table-cell table:style-name="ce22" office:value-type="float" office:value="166" calcext:value-type="float">
            <text:p>16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осква</text:p>
          </table:table-cell>
          <table:table-cell table:style-name="ce22" office:value-type="float" office:value="10563" calcext:value-type="float">
            <text:p>1056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естминстер</text:p>
          </table:table-cell>
          <table:table-cell table:style-name="ce22" office:value-type="float" office:value="234.1" calcext:value-type="float">
            <text:p>234,1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аргла</text:p>
          </table:table-cell>
          <table:table-cell table:style-name="ce22" office:value-type="float" office:value="183.238" calcext:value-type="float">
            <text:p>183,24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дку</text:p>
          </table:table-cell>
          <table:table-cell table:style-name="ce22" office:value-type="float" office:value="101.227" calcext:value-type="float">
            <text:p>101,2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рлон</text:p>
          </table:table-cell>
          <table:table-cell table:style-name="ce22" office:value-type="float" office:value="26.367" calcext:value-type="float">
            <text:p>26,3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Кувен</text:p>
          </table:table-cell>
          <table:table-cell table:style-name="ce22" office:value-type="float" office:value="17.607" calcext:value-type="float">
            <text:p>17,6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ельма</text:p>
          </table:table-cell>
          <table:table-cell table:style-name="ce22" office:value-type="float" office:value="133.127" calcext:value-type="float">
            <text:p>133,13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а-Лувьер</text:p>
          </table:table-cell>
          <table:table-cell table:style-name="ce22" office:value-type="float" office:value="69.725" calcext:value-type="float">
            <text:p>69,7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ендермонде</text:p>
          </table:table-cell>
          <table:table-cell table:style-name="ce22" office:value-type="float" office:value="43.347" calcext:value-type="float">
            <text:p>43,3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лжир</text:p>
          </table:table-cell>
          <table:table-cell table:style-name="ce22" office:value-type="float" office:value="1518.083" calcext:value-type="float">
            <text:p>1518,08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едисин-Хат</text:p>
          </table:table-cell>
          <table:table-cell table:style-name="ce22" office:value-type="float" office:value="55.775" calcext:value-type="float">
            <text:p>55,78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дана</text:p>
          </table:table-cell>
          <table:table-cell table:style-name="ce22" office:value-type="float" office:value="1529.302" calcext:value-type="float">
            <text:p>1529,30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Сома</text:p>
          </table:table-cell>
          <table:table-cell table:style-name="ce20" office:value-type="float" office:value="75.371" calcext:value-type="float">
            <text:p>75,371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Диксмёйде</text:p>
          </table:table-cell>
          <table:table-cell table:style-name="ce22" office:value-type="float" office:value="15.733" calcext:value-type="float">
            <text:p>15,7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ишру</text:p>
          </table:table-cell>
          <table:table-cell table:style-name="ce22" office:value-type="float" office:value="17.562" calcext:value-type="float">
            <text:p>17,56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ургада</text:p>
          </table:table-cell>
          <table:table-cell table:style-name="ce22" office:value-type="float" office:value="223.124" calcext:value-type="float">
            <text:p>223,1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огилёв</text:p>
          </table:table-cell>
          <table:table-cell table:style-name="ce22" office:value-type="float" office:value="354" calcext:value-type="float">
            <text:p>354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уэц</text:p>
          </table:table-cell>
          <table:table-cell table:style-name="ce22" office:value-type="float" office:value="547.352" calcext:value-type="float">
            <text:p>547,3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ессина</text:p>
          </table:table-cell>
          <table:table-cell table:style-name="ce22" office:value-type="float" office:value="243.603" calcext:value-type="float">
            <text:p>243,60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Цветль</text:p>
          </table:table-cell>
          <table:table-cell table:style-name="ce22" office:value-type="float" office:value="11.49" calcext:value-type="float">
            <text:p>11,4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пфенберг</text:p>
          </table:table-cell>
          <table:table-cell table:style-name="ce22" office:value-type="float" office:value="21.928" calcext:value-type="float">
            <text:p>21,93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убра-эль-Хейма</text:p>
          </table:table-cell>
          <table:table-cell table:style-name="ce22" office:value-type="float" office:value="1072.951" calcext:value-type="float">
            <text:p>1072,9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Фелюи</text:p>
          </table:table-cell>
          <table:table-cell table:style-name="ce22" office:value-type="float" office:value="16.843" calcext:value-type="float">
            <text:p>16,8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естер</text:p>
          </table:table-cell>
          <table:table-cell table:style-name="ce22" office:value-type="float" office:value="292.6" calcext:value-type="float">
            <text:p>292,6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-Джуанн</text:p>
          </table:table-cell>
          <table:table-cell table:style-name="ce22" office:value-type="float" office:value="12.63" calcext:value-type="float">
            <text:p>12,63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Гент</text:p>
          </table:table-cell>
          <table:table-cell table:style-name="ce22" office:value-type="float" office:value="233.12" calcext:value-type="float">
            <text:p>233,1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ордж-Бу-Арреридж</text:p>
          </table:table-cell>
          <table:table-cell table:style-name="ce22" office:value-type="float" office:value="167.23" calcext:value-type="float">
            <text:p>167,23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урин</text:p>
          </table:table-cell>
          <table:table-cell table:style-name="ce22" office:value-type="float" office:value="910.437" calcext:value-type="float">
            <text:p>910,44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Ауденарде</text:p>
          </table:table-cell>
          <table:table-cell table:style-name="ce22" office:value-type="float" office:value="24.158" calcext:value-type="float">
            <text:p>24,16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молевичи</text:p>
          </table:table-cell>
          <table:table-cell table:style-name="ce22" office:value-type="float" office:value="15.1" calcext:value-type="float">
            <text:p>15,1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т-Тур</text:p>
          </table:table-cell>
          <table:table-cell table:style-name="ce22" office:value-type="float" office:value="28.276" calcext:value-type="float">
            <text:p>28,28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Ребе</text:p>
          </table:table-cell>
          <table:table-cell table:style-name="ce22" office:value-type="float" office:value="24.29" calcext:value-type="float">
            <text:p>24,29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авенна</text:p>
          </table:table-cell>
          <table:table-cell table:style-name="ce22" office:value-type="float" office:value="154.559" calcext:value-type="float">
            <text:p>154,56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уэлф</text:p>
          </table:table-cell>
          <table:table-cell table:style-name="ce22" office:value-type="float" office:value="122.964" calcext:value-type="float">
            <text:p>122,96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аг-Хаммади</text:p>
          </table:table-cell>
          <table:table-cell table:style-name="ce22" office:value-type="float" office:value="49.829" calcext:value-type="float">
            <text:p>49,8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ула</text:p>
          </table:table-cell>
          <table:table-cell table:style-name="ce22" office:value-type="float" office:value="492" calcext:value-type="float">
            <text:p>49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яховичи</text:p>
          </table:table-cell>
          <table:table-cell table:style-name="ce22" office:value-type="float" office:value="11" calcext:value-type="float">
            <text:p>11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ашшар</text:p>
          </table:table-cell>
          <table:table-cell table:style-name="ce22" office:value-type="float" office:value="11.947" calcext:value-type="float">
            <text:p>11,95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акус</text:p>
          </table:table-cell>
          <table:table-cell table:style-name="ce22" office:value-type="float" office:value="88.23" calcext:value-type="float">
            <text:p>88,2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храманмараш</text:p>
          </table:table-cell>
          <table:table-cell table:style-name="ce22" office:value-type="float" office:value="390.539" calcext:value-type="float">
            <text:p>390,54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Овермере</text:p>
          </table:table-cell>
          <table:table-cell table:style-name="ce22" office:value-type="float" office:value="8.929" calcext:value-type="float">
            <text:p>8,9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ссурийск</text:p>
          </table:table-cell>
          <table:table-cell table:style-name="ce22" office:value-type="float" office:value="153" calcext:value-type="float">
            <text:p>15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дирне</text:p>
          </table:table-cell>
          <table:table-cell table:style-name="ce22" office:value-type="float" office:value="140.374" calcext:value-type="float">
            <text:p>140,37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рхангельск</text:p>
          </table:table-cell>
          <table:table-cell table:style-name="ce22" office:value-type="float" office:value="348" calcext:value-type="float">
            <text:p>34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скендерун</text:p>
          </table:table-cell>
          <table:table-cell table:style-name="ce22" office:value-type="float" office:value="175.454" calcext:value-type="float">
            <text:p>175,45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льгас</text:p>
          </table:table-cell>
          <table:table-cell table:style-name="ce22" office:value-type="float" office:value="97.566" calcext:value-type="float">
            <text:p>97,5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личев</text:p>
          </table:table-cell>
          <table:table-cell table:style-name="ce22" office:value-type="float" office:value="7.5" calcext:value-type="float">
            <text:p>7,5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Антверпен</text:p>
          </table:table-cell>
          <table:table-cell table:style-name="ce22" office:value-type="float" office:value="472.526" calcext:value-type="float">
            <text:p>472,5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ёрне</text:p>
          </table:table-cell>
          <table:table-cell table:style-name="ce22" office:value-type="float" office:value="11.843" calcext:value-type="float">
            <text:p>11,8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урсаклар</text:p>
          </table:table-cell>
          <table:table-cell table:style-name="ce22" office:value-type="float" office:value="101.578" calcext:value-type="float">
            <text:p>101,58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альс-Зиценхайм</text:p>
          </table:table-cell>
          <table:table-cell table:style-name="ce22" office:value-type="float" office:value="11.567" calcext:value-type="float">
            <text:p>11,57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ьюри</text:p>
          </table:table-cell>
          <table:table-cell table:style-name="ce22" office:value-type="float" office:value="27.43" calcext:value-type="float">
            <text:p>27,43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рск</text:p>
          </table:table-cell>
          <table:table-cell table:style-name="ce22" office:value-type="float" office:value="245" calcext:value-type="float">
            <text:p>245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ольфсберг</text:p>
          </table:table-cell>
          <table:table-cell table:style-name="ce22" office:value-type="float" office:value="25.361" calcext:value-type="float">
            <text:p>25,36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алькур</text:p>
          </table:table-cell>
          <table:table-cell table:style-name="ce22" office:value-type="float" office:value="16.772" calcext:value-type="float">
            <text:p>16,7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Кеймбридж</text:p>
          </table:table-cell>
          <table:table-cell table:style-name="ce22" office:value-type="float" office:value="116.4" calcext:value-type="float">
            <text:p>116,40</text:p>
          </table:table-cell>
          <table:table-cell table:style-name="ce20" office:value-type="string" calcext:value-type="string">
            <text:p>Фран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еверск</text:p>
          </table:table-cell>
          <table:table-cell table:style-name="ce22" office:value-type="float" office:value="107" calcext:value-type="float">
            <text:p>10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Спа</text:p>
          </table:table-cell>
          <table:table-cell table:style-name="ce22" office:value-type="float" office:value="25.42" calcext:value-type="float">
            <text:p>25,4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имини</text:p>
          </table:table-cell>
          <table:table-cell table:style-name="ce22" office:value-type="float" office:value="139.42" calcext:value-type="float">
            <text:p>139,42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лорита</text:p>
          </table:table-cell>
          <table:table-cell table:style-name="ce22" office:value-type="float" office:value="11.7" calcext:value-type="float">
            <text:p>11,7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ысокое</text:p>
          </table:table-cell>
          <table:table-cell table:style-name="ce22" office:value-type="float" office:value="5.4" calcext:value-type="float">
            <text:p>5,4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иддживи</text:p>
          </table:table-cell>
          <table:table-cell table:style-name="ce22" office:value-type="float" office:value="7.903" calcext:value-type="float">
            <text:p>7,90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ижний Новгород</text:p>
          </table:table-cell>
          <table:table-cell table:style-name="ce22" office:value-type="float" office:value="1271" calcext:value-type="float">
            <text:p>127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рмавир</text:p>
          </table:table-cell>
          <table:table-cell table:style-name="ce22" office:value-type="float" office:value="188" calcext:value-type="float">
            <text:p>18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ртём</text:p>
          </table:table-cell>
          <table:table-cell table:style-name="ce22" office:value-type="float" office:value="101.8" calcext:value-type="float">
            <text:p>101,8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Южно-Сахалинск</text:p>
          </table:table-cell>
          <table:table-cell table:style-name="ce22" office:value-type="float" office:value="175" calcext:value-type="float">
            <text:p>175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ырыккале</text:p>
          </table:table-cell>
          <table:table-cell table:style-name="ce22" office:value-type="float" office:value="191.156" calcext:value-type="float">
            <text:p>191,1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емен</text:p>
          </table:table-cell>
          <table:table-cell table:style-name="ce22" office:value-type="float" office:value="547.36" calcext:value-type="float">
            <text:p>547,36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озанна</text:p>
          </table:table-cell>
          <table:table-cell table:style-name="ce22" office:value-type="float" office:value="122.284" calcext:value-type="float">
            <text:p>122,28</text:p>
          </table:table-cell>
          <table:table-cell table:style-name="ce20" office:value-type="string" calcext:value-type="string">
            <text:p>Швейца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куитлам</text:p>
          </table:table-cell>
          <table:table-cell table:style-name="ce22" office:value-type="float" office:value="120.022" calcext:value-type="float">
            <text:p>120,02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малут</text:p>
          </table:table-cell>
          <table:table-cell table:style-name="ce22" office:value-type="float" office:value="96.64" calcext:value-type="float">
            <text:p>96,64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езет</text:p>
          </table:table-cell>
          <table:table-cell table:style-name="ce22" office:value-type="float" office:value="6.671" calcext:value-type="float">
            <text:p>6,6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Уитби</text:p>
          </table:table-cell>
          <table:table-cell table:style-name="ce22" office:value-type="float" office:value="117.485" calcext:value-type="float">
            <text:p>117,49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анта</text:p>
          </table:table-cell>
          <table:table-cell table:style-name="ce22" office:value-type="float" office:value="437.793" calcext:value-type="float">
            <text:p>437,79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ссен</text:p>
          </table:table-cell>
          <table:table-cell table:style-name="ce22" office:value-type="float" office:value="579.759" calcext:value-type="float">
            <text:p>579,76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охум</text:p>
          </table:table-cell>
          <table:table-cell table:style-name="ce22" office:value-type="float" office:value="378.596" calcext:value-type="float">
            <text:p>378,60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иссел</text:p>
          </table:table-cell>
          <table:table-cell table:style-name="ce22" office:value-type="float" office:value="60.74" calcext:value-type="float">
            <text:p>60,7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5">
          <table:table-cell table:style-name="ce20" office:value-type="string" calcext:value-type="string">
            <text:p>Лас-Пальмас-де-Гран-Канария</text:p>
          </table:table-cell>
          <table:table-cell table:style-name="ce22" office:value-type="float" office:value="378.628" calcext:value-type="float">
            <text:p>378,63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вье</text:p>
          </table:table-cell>
          <table:table-cell table:style-name="ce22" office:value-type="float" office:value="8.1" calcext:value-type="float">
            <text:p>8,1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имай-эль-Амдид</text:p>
          </table:table-cell>
          <table:table-cell table:style-name="ce22" office:value-type="float" office:value="14.713" calcext:value-type="float">
            <text:p>14,71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ндырма</text:p>
          </table:table-cell>
          <table:table-cell table:style-name="ce22" office:value-type="float" office:value="112.74" calcext:value-type="float">
            <text:p>112,74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Манша</text:p>
          </table:table-cell>
          <table:table-cell table:style-name="ce22" office:value-type="float" office:value="73.739" calcext:value-type="float">
            <text:p>73,74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раман</text:p>
          </table:table-cell>
          <table:table-cell table:style-name="ce22" office:value-type="float" office:value="131.575" calcext:value-type="float">
            <text:p>131,58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рёзовка</text:p>
          </table:table-cell>
          <table:table-cell table:style-name="ce22" office:value-type="float" office:value="10.8" calcext:value-type="float">
            <text:p>10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алас</text:p>
          </table:table-cell>
          <table:table-cell table:style-name="ce22" office:value-type="float" office:value="80.758" calcext:value-type="float">
            <text:p>80,7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олочин</text:p>
          </table:table-cell>
          <table:table-cell table:style-name="ce22" office:value-type="float" office:value="10.2" calcext:value-type="float">
            <text:p>10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ашид</text:p>
          </table:table-cell>
          <table:table-cell table:style-name="ce22" office:value-type="float" office:value="73.931" calcext:value-type="float">
            <text:p>73,9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енизли</text:p>
          </table:table-cell>
          <table:table-cell table:style-name="ce22" office:value-type="float" office:value="492.815" calcext:value-type="float">
            <text:p>492,82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урманск</text:p>
          </table:table-cell>
          <table:table-cell table:style-name="ce22" office:value-type="float" office:value="309" calcext:value-type="float">
            <text:p>30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асилевичи</text:p>
          </table:table-cell>
          <table:table-cell table:style-name="ce22" office:value-type="float" office:value="3.9" calcext:value-type="float">
            <text:p>3,9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рёза</text:p>
          </table:table-cell>
          <table:table-cell table:style-name="ce22" office:value-type="float" office:value="29.4" calcext:value-type="float">
            <text:p>29,4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арш-ан-Фаменн</text:p>
          </table:table-cell>
          <table:table-cell table:style-name="ce22" office:value-type="float" office:value="16.994" calcext:value-type="float">
            <text:p>16,99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полоцк</text:p>
          </table:table-cell>
          <table:table-cell table:style-name="ce22" office:value-type="float" office:value="98.2" calcext:value-type="float">
            <text:p>98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йликдюзю</text:p>
          </table:table-cell>
          <table:table-cell table:style-name="ce22" office:value-type="float" office:value="184.477" calcext:value-type="float">
            <text:p>184,48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Сиври</text:p>
          </table:table-cell>
          <table:table-cell table:style-name="ce22" office:value-type="float" office:value="7.977" calcext:value-type="float">
            <text:p>7,98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Кнокке</text:p>
          </table:table-cell>
          <table:table-cell table:style-name="ce22" office:value-type="float" office:value="26.172" calcext:value-type="float">
            <text:p>26,1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ёфлах</text:p>
          </table:table-cell>
          <table:table-cell table:style-name="ce22" office:value-type="float" office:value="10.134" calcext:value-type="float">
            <text:p>10,13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ранада</text:p>
          </table:table-cell>
          <table:table-cell table:style-name="ce22" office:value-type="float" office:value="236.982" calcext:value-type="float">
            <text:p>236,98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иярбакыр</text:p>
          </table:table-cell>
          <table:table-cell table:style-name="ce22" office:value-type="float" office:value="614.31" calcext:value-type="float">
            <text:p>614,31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троицк</text:p>
          </table:table-cell>
          <table:table-cell table:style-name="ce22" office:value-type="float" office:value="101" calcext:value-type="float">
            <text:p>10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ызыл</text:p>
          </table:table-cell>
          <table:table-cell table:style-name="ce22" office:value-type="float" office:value="110" calcext:value-type="float">
            <text:p>11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ар-эс-Салам</text:p>
          </table:table-cell>
          <table:table-cell table:style-name="ce22" office:value-type="float" office:value="87.019" calcext:value-type="float">
            <text:p>87,0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ваново</text:p>
          </table:table-cell>
          <table:table-cell table:style-name="ce22" office:value-type="float" office:value="16.1" calcext:value-type="float">
            <text:p>16,1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еррара</text:p>
          </table:table-cell>
          <table:table-cell table:style-name="ce22" office:value-type="float" office:value="133.98" calcext:value-type="float">
            <text:p>133,98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ортмунд</text:p>
          </table:table-cell>
          <table:table-cell table:style-name="ce22" office:value-type="float" office:value="584.412" calcext:value-type="float">
            <text:p>584,41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алль-ин-Тироль</text:p>
          </table:table-cell>
          <table:table-cell table:style-name="ce22" office:value-type="float" office:value="12.424" calcext:value-type="float">
            <text:p>12,42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орисов</text:p>
          </table:table-cell>
          <table:table-cell table:style-name="ce22" office:value-type="float" office:value="147.1" calcext:value-type="float">
            <text:p>147,1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онгерен</text:p>
          </table:table-cell>
          <table:table-cell table:style-name="ce22" office:value-type="float" office:value="29.687" calcext:value-type="float">
            <text:p>29,69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ейхмал</text:p>
          </table:table-cell>
          <table:table-cell table:style-name="ce22" office:value-type="float" office:value="10.543" calcext:value-type="float">
            <text:p>10,5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юнхен</text:p>
          </table:table-cell>
          <table:table-cell table:style-name="ce22" office:value-type="float" office:value="1326.807" calcext:value-type="float">
            <text:p>1326,81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орум</text:p>
          </table:table-cell>
          <table:table-cell table:style-name="ce22" office:value-type="float" office:value="210.822" calcext:value-type="float">
            <text:p>210,82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сиповичи</text:p>
          </table:table-cell>
          <table:table-cell table:style-name="ce22" office:value-type="float" office:value="32.4" calcext:value-type="float">
            <text:p>32,4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олсбери</text:p>
          </table:table-cell>
          <table:table-cell table:style-name="ce22" office:value-type="float" office:value="45" calcext:value-type="float">
            <text:p>45,0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у-Саада</text:p>
          </table:table-cell>
          <table:table-cell table:style-name="ce22" office:value-type="float" office:value="121.301" calcext:value-type="float">
            <text:p>121,30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упперталь</text:p>
          </table:table-cell>
          <table:table-cell table:style-name="ce22" office:value-type="float" office:value="353.308" calcext:value-type="float">
            <text:p>353,31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вехат</text:p>
          </table:table-cell>
          <table:table-cell table:style-name="ce22" office:value-type="float" office:value="16.065" calcext:value-type="float">
            <text:p>16,07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уров</text:p>
          </table:table-cell>
          <table:table-cell table:style-name="ce22" office:value-type="float" office:value="2.9" calcext:value-type="float">
            <text:p>2,9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-Пауль-иль-Бахар</text:p>
          </table:table-cell>
          <table:table-cell table:style-name="ce22" office:value-type="float" office:value="13.619" calcext:value-type="float">
            <text:p>13,62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арем</text:p>
          </table:table-cell>
          <table:table-cell table:style-name="ce22" office:value-type="float" office:value="94.3" calcext:value-type="float">
            <text:p>94,3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енза</text:p>
          </table:table-cell>
          <table:table-cell table:style-name="ce22" office:value-type="float" office:value="506" calcext:value-type="float">
            <text:p>50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тутгарт</text:p>
          </table:table-cell>
          <table:table-cell table:style-name="ce22" office:value-type="float" office:value="600.068" calcext:value-type="float">
            <text:p>600,07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илейка</text:p>
          </table:table-cell>
          <table:table-cell table:style-name="ce22" office:value-type="float" office:value="26.8" calcext:value-type="float">
            <text:p>26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етка</text:p>
          </table:table-cell>
          <table:table-cell table:style-name="ce22" office:value-type="float" office:value="8" calcext:value-type="float">
            <text:p>8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Аубел</text:p>
          </table:table-cell>
          <table:table-cell table:style-name="ce22" office:value-type="float" office:value="24.548" calcext:value-type="float">
            <text:p>24,5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инкольн</text:p>
          </table:table-cell>
          <table:table-cell table:style-name="ce22" office:value-type="float" office:value="87.8" calcext:value-type="float">
            <text:p>87,8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ладикавказ</text:p>
          </table:table-cell>
          <table:table-cell table:style-name="ce22" office:value-type="float" office:value="312" calcext:value-type="float">
            <text:p>31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а-Глез</text:p>
          </table:table-cell>
          <table:table-cell table:style-name="ce22" office:value-type="float" office:value="31.835" calcext:value-type="float">
            <text:p>31,8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иллем</text:p>
          </table:table-cell>
          <table:table-cell table:style-name="ce22" office:value-type="float" office:value="5.013" calcext:value-type="float">
            <text:p>5,0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черкасск</text:p>
          </table:table-cell>
          <table:table-cell table:style-name="ce22" office:value-type="float" office:value="177" calcext:value-type="float">
            <text:p>17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лександрия</text:p>
          </table:table-cell>
          <table:table-cell table:style-name="ce22" office:value-type="float" office:value="4388.219" calcext:value-type="float">
            <text:p>4388,22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пыль</text:p>
          </table:table-cell>
          <table:table-cell table:style-name="ce22" office:value-type="float" office:value="9.9" calcext:value-type="float">
            <text:p>9,9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икашевичи</text:p>
          </table:table-cell>
          <table:table-cell table:style-name="ce22" office:value-type="float" office:value="13" calcext:value-type="float">
            <text:p>13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инуф</text:p>
          </table:table-cell>
          <table:table-cell table:style-name="ce22" office:value-type="float" office:value="91.265" calcext:value-type="float">
            <text:p>91,2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афса</text:p>
          </table:table-cell>
          <table:table-cell table:style-name="ce22" office:value-type="float" office:value="84.676" calcext:value-type="float">
            <text:p>84,68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рьина Горка</text:p>
          </table:table-cell>
          <table:table-cell table:style-name="ce22" office:value-type="float" office:value="21.4" calcext:value-type="float">
            <text:p>21,4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лининград</text:p>
          </table:table-cell>
          <table:table-cell table:style-name="ce22" office:value-type="float" office:value="419" calcext:value-type="float">
            <text:p>41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сида</text:p>
          </table:table-cell>
          <table:table-cell table:style-name="ce22" office:value-type="float" office:value="7.623" calcext:value-type="float">
            <text:p>7,62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фр-аз-Зият</text:p>
          </table:table-cell>
          <table:table-cell table:style-name="ce22" office:value-type="float" office:value="77.94" calcext:value-type="float">
            <text:p>77,94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обруш</text:p>
          </table:table-cell>
          <table:table-cell table:style-name="ce22" office:value-type="float" office:value="18.3" calcext:value-type="float">
            <text:p>18,3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менец</text:p>
          </table:table-cell>
          <table:table-cell table:style-name="ce22" office:value-type="float" office:value="8.4" calcext:value-type="float">
            <text:p>8,4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Куртре</text:p>
          </table:table-cell>
          <table:table-cell table:style-name="ce22" office:value-type="float" office:value="32.413" calcext:value-type="float">
            <text:p>32,4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огойск</text:p>
          </table:table-cell>
          <table:table-cell table:style-name="ce22" office:value-type="float" office:value="10.8" calcext:value-type="float">
            <text:p>10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иворно</text:p>
          </table:table-cell>
          <table:table-cell table:style-name="ce22" office:value-type="float" office:value="161.132" calcext:value-type="float">
            <text:p>161,13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аллетта </text:p>
          </table:table-cell>
          <table:table-cell table:style-name="ce22" office:value-type="float" office:value="6.315" calcext:value-type="float">
            <text:p>6,32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альчик</text:p>
          </table:table-cell>
          <table:table-cell table:style-name="ce22" office:value-type="float" office:value="269" calcext:value-type="float">
            <text:p>26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очи</text:p>
          </table:table-cell>
          <table:table-cell table:style-name="ce22" office:value-type="float" office:value="342" calcext:value-type="float">
            <text:p>34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енеция</text:p>
          </table:table-cell>
          <table:table-cell table:style-name="ce22" office:value-type="float" office:value="269.354" calcext:value-type="float">
            <text:p>269,35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раун</text:p>
          </table:table-cell>
          <table:table-cell table:style-name="ce22" office:value-type="float" office:value="23.941" calcext:value-type="float">
            <text:p>23,94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ружаны</text:p>
          </table:table-cell>
          <table:table-cell table:style-name="ce22" office:value-type="float" office:value="19" calcext:value-type="float">
            <text:p>19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Айвейль</text:p>
          </table:table-cell>
          <table:table-cell table:style-name="ce22" office:value-type="float" office:value="35.651" calcext:value-type="float">
            <text:p>35,65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ратов</text:p>
          </table:table-cell>
          <table:table-cell table:style-name="ce22" office:value-type="float" office:value="827" calcext:value-type="float">
            <text:p>82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ортсмут</text:p>
          </table:table-cell>
          <table:table-cell table:style-name="ce22" office:value-type="float" office:value="197.7" calcext:value-type="float">
            <text:p>197,7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ентербери</text:p>
          </table:table-cell>
          <table:table-cell table:style-name="ce22" office:value-type="float" office:value="148" calcext:value-type="float">
            <text:p>148,0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йкоп</text:p>
          </table:table-cell>
          <table:table-cell table:style-name="ce22" office:value-type="float" office:value="155" calcext:value-type="float">
            <text:p>155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страхань</text:p>
          </table:table-cell>
          <table:table-cell table:style-name="ce22" office:value-type="float" office:value="506" calcext:value-type="float">
            <text:p>50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ериков</text:p>
          </table:table-cell>
          <table:table-cell table:style-name="ce22" office:value-type="float" office:value="8.2" calcext:value-type="float">
            <text:p>8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орбалы</text:p>
          </table:table-cell>
          <table:table-cell table:style-name="ce22" office:value-type="float" office:value="112.979" calcext:value-type="float">
            <text:p>112,98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сков</text:p>
          </table:table-cell>
          <table:table-cell table:style-name="ce22" office:value-type="float" office:value="192" calcext:value-type="float">
            <text:p>19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Шьевр</text:p>
          </table:table-cell>
          <table:table-cell table:style-name="ce22" office:value-type="float" office:value="22.221" calcext:value-type="float">
            <text:p>22,2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альха</text:p>
          </table:table-cell>
          <table:table-cell table:style-name="ce22" office:value-type="float" office:value="74.659" calcext:value-type="float">
            <text:p>74,66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джактепе</text:p>
          </table:table-cell>
          <table:table-cell table:style-name="ce22" office:value-type="float" office:value="231.449" calcext:value-type="float">
            <text:p>231,45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аслав</text:p>
          </table:table-cell>
          <table:table-cell table:style-name="ce22" office:value-type="float" office:value="9.5" calcext:value-type="float">
            <text:p>9,5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йруан</text:p>
          </table:table-cell>
          <table:table-cell table:style-name="ce22" office:value-type="float" office:value="117.903" calcext:value-type="float">
            <text:p>117,90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Рёйланд</text:p>
          </table:table-cell>
          <table:table-cell table:style-name="ce22" office:value-type="float" office:value="14.136" calcext:value-type="float">
            <text:p>14,1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Ярославль</text:p>
          </table:table-cell>
          <table:table-cell table:style-name="ce22" office:value-type="float" office:value="607" calcext:value-type="float">
            <text:p>60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Джамалия</text:p>
          </table:table-cell>
          <table:table-cell table:style-name="ce22" office:value-type="float" office:value="65.336" calcext:value-type="float">
            <text:p>65,34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лаково</text:p>
          </table:table-cell>
          <table:table-cell table:style-name="ce22" office:value-type="float" office:value="197" calcext:value-type="float">
            <text:p>19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факс</text:p>
          </table:table-cell>
          <table:table-cell table:style-name="ce22" office:value-type="float" office:value="265.131" calcext:value-type="float">
            <text:p>265,13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Опон</text:p>
          </table:table-cell>
          <table:table-cell table:style-name="ce22" office:value-type="float" office:value="11.125" calcext:value-type="float">
            <text:p>11,1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идс</text:p>
          </table:table-cell>
          <table:table-cell table:style-name="ce22" office:value-type="float" office:value="761.1" calcext:value-type="float">
            <text:p>761,1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а-Лувьер</text:p>
          </table:table-cell>
          <table:table-cell table:style-name="ce22" office:value-type="float" office:value="27.864" calcext:value-type="float">
            <text:p>27,86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иза</text:p>
          </table:table-cell>
          <table:table-cell table:style-name="ce22" office:value-type="float" office:value="3438.401" calcext:value-type="float">
            <text:p>3438,4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Дейнзе</text:p>
          </table:table-cell>
          <table:table-cell table:style-name="ce22" office:value-type="float" office:value="3.306" calcext:value-type="float">
            <text:p>3,3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дапазары</text:p>
          </table:table-cell>
          <table:table-cell table:style-name="ce22" office:value-type="float" office:value="399.022" calcext:value-type="float">
            <text:p>399,02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естер</text:p>
          </table:table-cell>
          <table:table-cell table:style-name="ce22" office:value-type="float" office:value="119.9" calcext:value-type="float">
            <text:p>119,9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Турне</text:p>
          </table:table-cell>
          <table:table-cell table:style-name="ce22" office:value-type="float" office:value="35.189" calcext:value-type="float">
            <text:p>35,19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ипецк</text:p>
          </table:table-cell>
          <table:table-cell table:style-name="ce22" office:value-type="float" office:value="502" calcext:value-type="float">
            <text:p>50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ваново</text:p>
          </table:table-cell>
          <table:table-cell table:style-name="ce22" office:value-type="float" office:value="403" calcext:value-type="float">
            <text:p>40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юмень</text:p>
          </table:table-cell>
          <table:table-cell table:style-name="ce22" office:value-type="float" office:value="580" calcext:value-type="float">
            <text:p>58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еффилд</text:p>
          </table:table-cell>
          <table:table-cell table:style-name="ce22" office:value-type="float" office:value="530.3" calcext:value-type="float">
            <text:p>530,3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Бергамо</text:p>
          </table:table-cell>
          <table:table-cell table:style-name="ce22" office:value-type="float" office:value="117.111" calcext:value-type="float">
            <text:p>117,11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ерекунда</text:p>
          </table:table-cell>
          <table:table-cell table:style-name="ce22" office:value-type="float" office:value="348.118" calcext:value-type="float">
            <text:p>348,12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чинск</text:p>
          </table:table-cell>
          <table:table-cell table:style-name="ce22" office:value-type="float" office:value="110" calcext:value-type="float">
            <text:p>11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еркем</text:p>
          </table:table-cell>
          <table:table-cell table:style-name="ce22" office:value-type="float" office:value="13.77" calcext:value-type="float">
            <text:p>13,7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Кадирли</text:p>
          </table:table-cell>
          <table:table-cell table:style-name="ce20" office:value-type="float" office:value="76.573" calcext:value-type="float">
            <text:p>76,573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урса</text:p>
          </table:table-cell>
          <table:table-cell table:style-name="ce22" office:value-type="float" office:value="1642.02" calcext:value-type="float">
            <text:p>1642,02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нс</text:p>
          </table:table-cell>
          <table:table-cell table:style-name="ce22" office:value-type="float" office:value="11.139" calcext:value-type="float">
            <text:p>11,14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Ла-Корунья</text:p>
          </table:table-cell>
          <table:table-cell table:style-name="ce22" office:value-type="float" office:value="243.349" calcext:value-type="float">
            <text:p>243,35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Хасселт</text:p>
          </table:table-cell>
          <table:table-cell table:style-name="ce22" office:value-type="float" office:value="70.035" calcext:value-type="float">
            <text:p>70,0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ызылтепе</text:p>
          </table:table-cell>
          <table:table-cell table:style-name="ce22" office:value-type="float" office:value="123.762" calcext:value-type="float">
            <text:p>123,7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таврополь</text:p>
          </table:table-cell>
          <table:table-cell table:style-name="ce22" office:value-type="float" office:value="369" calcext:value-type="float">
            <text:p>36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устер</text:p>
          </table:table-cell>
          <table:table-cell table:style-name="ce22" office:value-type="float" office:value="93.7" calcext:value-type="float">
            <text:p>93,7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Дур</text:p>
          </table:table-cell>
          <table:table-cell table:style-name="ce22" office:value-type="float" office:value="12.038" calcext:value-type="float">
            <text:p>12,0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нгельс</text:p>
          </table:table-cell>
          <table:table-cell table:style-name="ce22" office:value-type="float" office:value="209" calcext:value-type="float">
            <text:p>20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российск</text:p>
          </table:table-cell>
          <table:table-cell table:style-name="ce22" office:value-type="float" office:value="229" calcext:value-type="float">
            <text:p>22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вогрудок</text:p>
          </table:table-cell>
          <table:table-cell table:style-name="ce22" office:value-type="float" office:value="29.2" calcext:value-type="float">
            <text:p>29,2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унжур</text:p>
          </table:table-cell>
          <table:table-cell table:style-name="ce22" office:value-type="float" office:value="14.646" calcext:value-type="float">
            <text:p>14,65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афр-эд-Даввар</text:p>
          </table:table-cell>
          <table:table-cell table:style-name="ce22" office:value-type="float" office:value="97.2" calcext:value-type="float">
            <text:p>97,2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нкона</text:p>
          </table:table-cell>
          <table:table-cell table:style-name="ce22" office:value-type="float" office:value="101.614" calcext:value-type="float">
            <text:p>101,61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ниттельфельд</text:p>
          </table:table-cell>
          <table:table-cell table:style-name="ce22" office:value-type="float" office:value="11.991" calcext:value-type="float">
            <text:p>11,9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атск</text:p>
          </table:table-cell>
          <table:table-cell table:style-name="ce22" office:value-type="float" office:value="250" calcext:value-type="float">
            <text:p>25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омель</text:p>
          </table:table-cell>
          <table:table-cell table:style-name="ce22" office:value-type="float" office:value="484.3" calcext:value-type="float">
            <text:p>484,3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иселёвск</text:p>
          </table:table-cell>
          <table:table-cell table:style-name="ce22" office:value-type="float" office:value="104" calcext:value-type="float">
            <text:p>10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уром</text:p>
          </table:table-cell>
          <table:table-cell table:style-name="ce22" office:value-type="float" office:value="117" calcext:value-type="float">
            <text:p>11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эрнс</text:p>
          </table:table-cell>
          <table:table-cell table:style-name="ce22" office:value-type="float" office:value="135.856" calcext:value-type="float">
            <text:p>135,86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шар</text:p>
          </table:table-cell>
          <table:table-cell table:style-name="ce22" office:value-type="float" office:value="157.43" calcext:value-type="float">
            <text:p>157,43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андер-Бей</text:p>
          </table:table-cell>
          <table:table-cell table:style-name="ce22" office:value-type="float" office:value="114.715" calcext:value-type="float">
            <text:p>114,72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шайн-Кост</text:p>
          </table:table-cell>
          <table:table-cell table:style-name="ce22" office:value-type="float" office:value="230.429" calcext:value-type="float">
            <text:p>230,43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ёрфез</text:p>
          </table:table-cell>
          <table:table-cell table:style-name="ce22" office:value-type="float" office:value="130.641" calcext:value-type="float">
            <text:p>130,64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Ханка</text:p>
          </table:table-cell>
          <table:table-cell table:style-name="ce22" office:value-type="float" office:value="63.598" calcext:value-type="float">
            <text:p>63,60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азрань</text:p>
          </table:table-cell>
          <table:table-cell table:style-name="ce22" office:value-type="float" office:value="139" calcext:value-type="float">
            <text:p>13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рхтренк</text:p>
          </table:table-cell>
          <table:table-cell table:style-name="ce22" office:value-type="float" office:value="11.743" calcext:value-type="float">
            <text:p>11,74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Суаньи</text:p>
          </table:table-cell>
          <table:table-cell table:style-name="ce22" office:value-type="float" office:value="77.21" calcext:value-type="float">
            <text:p>77,21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ологда</text:p>
          </table:table-cell>
          <table:table-cell table:style-name="ce22" office:value-type="float" office:value="286" calcext:value-type="float">
            <text:p>28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ултанбейли</text:p>
          </table:table-cell>
          <table:table-cell table:style-name="ce22" office:value-type="float" office:value="291.294" calcext:value-type="float">
            <text:p>291,29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нфалут</text:p>
          </table:table-cell>
          <table:table-cell table:style-name="ce22" office:value-type="float" office:value="89.629" calcext:value-type="float">
            <text:p>89,6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Штоккерау</text:p>
          </table:table-cell>
          <table:table-cell table:style-name="ce22" office:value-type="float" office:value="15.157" calcext:value-type="float">
            <text:p>15,16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орли</text:p>
          </table:table-cell>
          <table:table-cell table:style-name="ce22" office:value-type="float" office:value="115.514" calcext:value-type="float">
            <text:p>115,51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ейма</text:p>
          </table:table-cell>
          <table:table-cell table:style-name="ce22" office:value-type="float" office:value="70.931" calcext:value-type="float">
            <text:p>70,9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иирт</text:p>
          </table:table-cell>
          <table:table-cell table:style-name="ce22" office:value-type="float" office:value="127.327" calcext:value-type="float">
            <text:p>127,33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юссельдорф</text:p>
          </table:table-cell>
          <table:table-cell table:style-name="ce22" office:value-type="float" office:value="584.217" calcext:value-type="float">
            <text:p>584,22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остолес</text:p>
          </table:table-cell>
          <table:table-cell table:style-name="ce22" office:value-type="float" office:value="204.463" calcext:value-type="float">
            <text:p>204,46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имитровград</text:p>
          </table:table-cell>
          <table:table-cell table:style-name="ce22" office:value-type="float" office:value="127.5" calcext:value-type="float">
            <text:p>127,5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Ньюивпорт</text:p>
          </table:table-cell>
          <table:table-cell table:style-name="ce22" office:value-type="float" office:value="21.964" calcext:value-type="float">
            <text:p>21,96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сеньюрт</text:p>
          </table:table-cell>
          <table:table-cell table:style-name="ce22" office:value-type="float" office:value="410.718" calcext:value-type="float">
            <text:p>410,72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ерби</text:p>
          </table:table-cell>
          <table:table-cell table:style-name="ce22" office:value-type="float" office:value="236.3" calcext:value-type="float">
            <text:p>236,3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ролёв</text:p>
          </table:table-cell>
          <table:table-cell table:style-name="ce22" office:value-type="float" office:value="176" calcext:value-type="float">
            <text:p>176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онн</text:p>
          </table:table-cell>
          <table:table-cell table:style-name="ce22" office:value-type="float" office:value="317.949" calcext:value-type="float">
            <text:p>317,95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урск</text:p>
          </table:table-cell>
          <table:table-cell table:style-name="ce22" office:value-type="float" office:value="414" calcext:value-type="float">
            <text:p>41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ссе-Санта-Су</text:p>
          </table:table-cell>
          <table:table-cell table:style-name="ce22" office:value-type="float" office:value="15.338" calcext:value-type="float">
            <text:p>15,34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арика</text:p>
          </table:table-cell>
          <table:table-cell table:style-name="ce22" office:value-type="float" office:value="114.547" calcext:value-type="float">
            <text:p>114,55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убровно</text:p>
          </table:table-cell>
          <table:table-cell table:style-name="ce22" office:value-type="float" office:value="8" calcext:value-type="float">
            <text:p>8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Якутск</text:p>
          </table:table-cell>
          <table:table-cell table:style-name="ce22" office:value-type="float" office:value="268" calcext:value-type="float">
            <text:p>26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анич</text:p>
          </table:table-cell>
          <table:table-cell table:style-name="ce22" office:value-type="float" office:value="109.9" calcext:value-type="float">
            <text:p>109,90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остов-на-Дону</text:p>
          </table:table-cell>
          <table:table-cell table:style-name="ce22" office:value-type="float" office:value="1048" calcext:value-type="float">
            <text:p>104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омск</text:p>
          </table:table-cell>
          <table:table-cell table:style-name="ce22" office:value-type="float" office:value="509" calcext:value-type="float">
            <text:p>50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рёл</text:p>
          </table:table-cell>
          <table:table-cell table:style-name="ce22" office:value-type="float" office:value="317" calcext:value-type="float">
            <text:p>31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янск</text:p>
          </table:table-cell>
          <table:table-cell table:style-name="ce22" office:value-type="float" office:value="409" calcext:value-type="float">
            <text:p>409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бу Тишт</text:p>
          </table:table-cell>
          <table:table-cell table:style-name="ce22" office:value-type="float" office:value="13.977" calcext:value-type="float">
            <text:p>13,98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Орехово-Зуево</text:p>
          </table:table-cell>
          <table:table-cell table:style-name="ce22" office:value-type="float" office:value="121" calcext:value-type="float">
            <text:p>12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енен</text:p>
          </table:table-cell>
          <table:table-cell table:style-name="ce22" office:value-type="float" office:value="14.503" calcext:value-type="float">
            <text:p>14,50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арсус</text:p>
          </table:table-cell>
          <table:table-cell table:style-name="ce22" office:value-type="float" office:value="227.021" calcext:value-type="float">
            <text:p>227,02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альядолид</text:p>
          </table:table-cell>
          <table:table-cell table:style-name="ce22" office:value-type="float" office:value="321.001" calcext:value-type="float">
            <text:p>321,00</text:p>
          </table:table-cell>
          <table:table-cell table:style-name="ce20" office:value-type="string" calcext:value-type="string">
            <text:p>Исп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ичфилд</text:p>
          </table:table-cell>
          <table:table-cell table:style-name="ce22" office:value-type="float" office:value="31" calcext:value-type="float">
            <text:p>31,0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аунау-на-Инне</text:p>
          </table:table-cell>
          <table:table-cell table:style-name="ce22" office:value-type="float" office:value="16.328" calcext:value-type="float">
            <text:p>16,33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угано</text:p>
          </table:table-cell>
          <table:table-cell table:style-name="ce22" office:value-type="float" office:value="54.437" calcext:value-type="float">
            <text:p>54,44</text:p>
          </table:table-cell>
          <table:table-cell table:style-name="ce20" office:value-type="string" calcext:value-type="string">
            <text:p>Швейца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умьят</text:p>
          </table:table-cell>
          <table:table-cell table:style-name="ce22" office:value-type="float" office:value="299.926" calcext:value-type="float">
            <text:p>299,93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Эльма</text:p>
          </table:table-cell>
          <table:table-cell table:style-name="ce22" office:value-type="float" office:value="139.808" calcext:value-type="float">
            <text:p>139,81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мунден</text:p>
          </table:table-cell>
          <table:table-cell table:style-name="ce22" office:value-type="float" office:value="13.191" calcext:value-type="float">
            <text:p>13,1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улвергемптон</text:p>
          </table:table-cell>
          <table:table-cell table:style-name="ce22" office:value-type="float" office:value="236" calcext:value-type="float">
            <text:p>236,0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ятигорск</text:p>
          </table:table-cell>
          <table:table-cell table:style-name="ce22" office:value-type="float" office:value="143" calcext:value-type="float">
            <text:p>143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Фёлькермаркт</text:p>
          </table:table-cell>
          <table:table-cell table:style-name="ce22" office:value-type="float" office:value="11.429" calcext:value-type="float">
            <text:p>11,43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рмант</text:p>
          </table:table-cell>
          <table:table-cell table:style-name="ce22" office:value-type="float" office:value="80.962" calcext:value-type="float">
            <text:p>80,96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Мансура</text:p>
          </table:table-cell>
          <table:table-cell table:style-name="ce22" office:value-type="float" office:value="480.494" calcext:value-type="float">
            <text:p>480,49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Верлен</text:p>
          </table:table-cell>
          <table:table-cell table:style-name="ce22" office:value-type="float" office:value="11.829" calcext:value-type="float">
            <text:p>11,83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еверодвинск</text:p>
          </table:table-cell>
          <table:table-cell table:style-name="ce22" office:value-type="float" office:value="187" calcext:value-type="float">
            <text:p>187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ировск</text:p>
          </table:table-cell>
          <table:table-cell table:style-name="ce22" office:value-type="float" office:value="8.8" calcext:value-type="float">
            <text:p>8,8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розный</text:p>
          </table:table-cell>
          <table:table-cell table:style-name="ce22" office:value-type="float" office:value="251" calcext:value-type="float">
            <text:p>25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верь</text:p>
          </table:table-cell>
          <table:table-cell table:style-name="ce22" office:value-type="float" office:value="410" calcext:value-type="float">
            <text:p>410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Габес</text:p>
          </table:table-cell>
          <table:table-cell table:style-name="ce22" office:value-type="float" office:value="116.323" calcext:value-type="float">
            <text:p>116,32</text:p>
          </table:table-cell>
          <table:table-cell table:style-name="ce20" office:value-type="string" calcext:value-type="string">
            <text:p>Тунис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Гел</text:p>
          </table:table-cell>
          <table:table-cell table:style-name="ce22" office:value-type="float" office:value="28.32" calcext:value-type="float">
            <text:p>28,3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нкт-Галлен</text:p>
          </table:table-cell>
          <table:table-cell table:style-name="ce22" office:value-type="float" office:value="72.04" calcext:value-type="float">
            <text:p>72,04</text:p>
          </table:table-cell>
          <table:table-cell table:style-name="ce20" office:value-type="string" calcext:value-type="string">
            <text:p>Швейца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Чатем-Кент</text:p>
          </table:table-cell>
          <table:table-cell table:style-name="ce22" office:value-type="float" office:value="106.995" calcext:value-type="float">
            <text:p>107,00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ссово</text:p>
          </table:table-cell>
          <table:table-cell table:style-name="ce22" office:value-type="float" office:value="2" calcext:value-type="float">
            <text:p>2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оябрьск</text:p>
          </table:table-cell>
          <table:table-cell table:style-name="ce22" office:value-type="float" office:value="111" calcext:value-type="float">
            <text:p>11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Ранквайль</text:p>
          </table:table-cell>
          <table:table-cell table:style-name="ce22" office:value-type="float" office:value="11.627" calcext:value-type="float">
            <text:p>11,63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Жабинка</text:p>
          </table:table-cell>
          <table:table-cell table:style-name="ce22" office:value-type="float" office:value="13.1" calcext:value-type="float">
            <text:p>13,1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вацевичи</text:p>
          </table:table-cell>
          <table:table-cell table:style-name="ce22" office:value-type="float" office:value="23" calcext:value-type="float">
            <text:p>23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иров</text:p>
          </table:table-cell>
          <table:table-cell table:style-name="ce22" office:value-type="float" office:value="464" calcext:value-type="float">
            <text:p>464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ирзеббуджа</text:p>
          </table:table-cell>
          <table:table-cell table:style-name="ce22" office:value-type="float" office:value="8.668" calcext:value-type="float">
            <text:p>8,67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Мехелен</text:p>
          </table:table-cell>
          <table:table-cell table:style-name="ce22" office:value-type="float" office:value="78.268" calcext:value-type="float">
            <text:p>78,27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анчестер</text:p>
          </table:table-cell>
          <table:table-cell table:style-name="ce22" office:value-type="float" office:value="458.1" calcext:value-type="float">
            <text:p>458,1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Сома</text:p>
          </table:table-cell>
          <table:table-cell table:style-name="ce22" office:value-type="float" office:value="10.138" calcext:value-type="float">
            <text:p>10,14</text:p>
          </table:table-cell>
          <table:table-cell table:style-name="ce20" office:value-type="string" calcext:value-type="string">
            <text:p>Гамб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амбов</text:p>
          </table:table-cell>
          <table:table-cell table:style-name="ce22" office:value-type="float" office:value="278" calcext:value-type="float">
            <text:p>27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Фашн</text:p>
          </table:table-cell>
          <table:table-cell table:style-name="ce22" office:value-type="float" office:value="71.249" calcext:value-type="float">
            <text:p>71,25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уики</text:p>
          </table:table-cell>
          <table:table-cell table:style-name="ce22" office:value-type="float" office:value="8.099" calcext:value-type="float">
            <text:p>8,10</text:p>
          </table:table-cell>
          <table:table-cell table:style-name="ce20" office:value-type="string" calcext:value-type="string">
            <text:p>Мальт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ерезино</text:p>
          </table:table-cell>
          <table:table-cell table:style-name="ce22" office:value-type="float" office:value="12" calcext:value-type="float">
            <text:p>12,00</text:p>
          </table:table-cell>
          <table:table-cell table:style-name="ce20" office:value-type="string" calcext:value-type="string">
            <text:p>Республика Беларусь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бнуб</text:p>
          </table:table-cell>
          <table:table-cell table:style-name="ce22" office:value-type="float" office:value="71.868" calcext:value-type="float">
            <text:p>71,87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иверек</text:p>
          </table:table-cell>
          <table:table-cell table:style-name="ce22" office:value-type="float" office:value="102.856" calcext:value-type="float">
            <text:p>102,86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Саида</text:p>
          </table:table-cell>
          <table:table-cell table:style-name="ce22" office:value-type="float" office:value="136.856" calcext:value-type="float">
            <text:p>136,86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елоуна</text:p>
          </table:table-cell>
          <table:table-cell table:style-name="ce22" office:value-type="float" office:value="106.211" calcext:value-type="float">
            <text:p>106,21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ебесса</text:p>
          </table:table-cell>
          <table:table-cell table:style-name="ce22" office:value-type="float" office:value="203.922" calcext:value-type="float">
            <text:p>203,92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Руселаре</text:p>
          </table:table-cell>
          <table:table-cell table:style-name="ce22" office:value-type="float" office:value="26.544" calcext:value-type="float">
            <text:p>26,54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Ньюпорт</text:p>
          </table:table-cell>
          <table:table-cell table:style-name="ce22" office:value-type="float" office:value="140.2" calcext:value-type="float">
            <text:p>140,2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Владимир</text:p>
          </table:table-cell>
          <table:table-cell table:style-name="ce22" office:value-type="float" office:value="338" calcext:value-type="float">
            <text:p>338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жульяно-ин-Кампанья</text:p>
          </table:table-cell>
          <table:table-cell table:style-name="ce22" office:value-type="float" office:value="113.764" calcext:value-type="float">
            <text:p>113,76</text:p>
          </table:table-cell>
          <table:table-cell table:style-name="ce20" office:value-type="string" calcext:value-type="string">
            <text:p>Ит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англи</text:p>
          </table:table-cell>
          <table:table-cell table:style-name="ce22" office:value-type="float" office:value="102.25" calcext:value-type="float">
            <text:p>102,25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окат</text:p>
          </table:table-cell>
          <table:table-cell table:style-name="ce22" office:value-type="float" office:value="121.004" calcext:value-type="float">
            <text:p>121,00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Дуйсбург</text:p>
          </table:table-cell>
          <table:table-cell table:style-name="ce22" office:value-type="float" office:value="494.048" calcext:value-type="float">
            <text:p>494,05</text:p>
          </table:table-cell>
          <table:table-cell table:style-name="ce20" office:value-type="string" calcext:value-type="string">
            <text:p>Герман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Константина</text:p>
          </table:table-cell>
          <table:table-cell table:style-name="ce22" office:value-type="float" office:value="507.224" calcext:value-type="float">
            <text:p>507,22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<text:s/>Цинциннати</text:p>
          </table:table-cell>
          <table:table-cell table:style-name="ce22" office:value-type="float" office:value="293.725" calcext:value-type="float">
            <text:p>293,73</text:p>
          </table:table-cell>
          <table:table-cell table:style-name="ce20" office:value-type="string" calcext:value-type="string">
            <text:p>СШ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Манзала</text:p>
          </table:table-cell>
          <table:table-cell table:style-name="ce22" office:value-type="float" office:value="80.193" calcext:value-type="float">
            <text:p>80,19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Лонсестон</text:p>
          </table:table-cell>
          <table:table-cell table:style-name="ce22" office:value-type="float" office:value="104.071" calcext:value-type="float">
            <text:p>104,07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рнавуткёй</text:p>
          </table:table-cell>
          <table:table-cell table:style-name="ce22" office:value-type="float" office:value="171.523" calcext:value-type="float">
            <text:p>171,52</text:p>
          </table:table-cell>
          <table:table-cell table:style-name="ce20" office:value-type="string" calcext:value-type="string">
            <text:p>Турц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Хобарт</text:p>
          </table:table-cell>
          <table:table-cell table:style-name="ce22" office:value-type="float" office:value="207.467" calcext:value-type="float">
            <text:p>207,47</text:p>
          </table:table-cell>
          <table:table-cell table:style-name="ce20" office:value-type="string" calcext:value-type="string">
            <text:p>Австрал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Прокопьевск</text:p>
          </table:table-cell>
          <table:table-cell table:style-name="ce22" office:value-type="float" office:value="211" calcext:value-type="float">
            <text:p>211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Тольятти</text:p>
          </table:table-cell>
          <table:table-cell table:style-name="ce22" office:value-type="float" office:value="722" calcext:value-type="float">
            <text:p>722,00</text:p>
          </table:table-cell>
          <table:table-cell table:style-name="ce20" office:value-type="string" calcext:value-type="string">
            <text:p>Росс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Мессад</text:p>
          </table:table-cell>
          <table:table-cell table:style-name="ce22" office:value-type="float" office:value="114.625" calcext:value-type="float">
            <text:p>114,63</text:p>
          </table:table-cell>
          <table:table-cell table:style-name="ce20" office:value-type="string" calcext:value-type="string">
            <text:p>Алжир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Инсбрук</text:p>
          </table:table-cell>
          <table:table-cell table:style-name="ce22" office:value-type="float" office:value="117.693" calcext:value-type="float">
            <text:p>117,69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Антуан</text:p>
          </table:table-cell>
          <table:table-cell table:style-name="ce22" office:value-type="float" office:value="28.517" calcext:value-type="float">
            <text:p>28,5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Флобек</text:p>
          </table:table-cell>
          <table:table-cell table:style-name="ce22" office:value-type="float" office:value="8.32" calcext:value-type="float">
            <text:p>8,32</text:p>
          </table:table-cell>
          <table:table-cell table:style-name="ce20" office:value-type="string" calcext:value-type="string">
            <text:p>Бельг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Эль-Ваха-эль-Бахария</text:p>
          </table:table-cell>
          <table:table-cell table:style-name="ce22" office:value-type="float" office:value="11.176" calcext:value-type="float">
            <text:p>11,18</text:p>
          </table:table-cell>
          <table:table-cell table:style-name="ce20" office:value-type="string" calcext:value-type="string">
            <text:p>Египет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Анси</text:p>
          </table:table-cell>
          <table:table-cell table:style-name="ce22" office:value-type="float" office:value="2.01" calcext:value-type="float">
            <text:p>2,01</text:p>
          </table:table-cell>
          <table:table-cell table:style-name="ce20" office:value-type="string" calcext:value-type="string">
            <text:p>Канада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Зальцбург</text:p>
          </table:table-cell>
          <table:table-cell table:style-name="ce22" office:value-type="float" office:value="149.018" calcext:value-type="float">
            <text:p>149,02</text:p>
          </table:table-cell>
          <table:table-cell table:style-name="ce20" office:value-type="string" calcext:value-type="string">
            <text:p>Австрия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Брайтон и Хоув</text:p>
          </table:table-cell>
          <table:table-cell table:style-name="ce22" office:value-type="float" office:value="253.5" calcext:value-type="float">
            <text:p>253,50</text:p>
          </table:table-cell>
          <table:table-cell table:style-name="ce20" office:value-type="string" calcext:value-type="string">
            <text:p>Великобритания</text:p>
          </table:table-cell>
          <table:table-cell table:number-columns-repeated="102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c0c0c0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ccccff"/>
    </style:style>
    <style:style style:name="_32_0_25__20_-_20_Акцент2" style:display-name="20% - Акцент2" style:family="table-cell" style:parent-style-name="Default" style:data-style-name="N0">
      <style:table-cell-properties fo:background-color="#ff99cc"/>
    </style:style>
    <style:style style:name="_32_0_25__20_-_20_Акцент3" style:display-name="20% - Акцент3" style:family="table-cell" style:parent-style-name="Default" style:data-style-name="N0">
      <style:table-cell-properties fo:background-color="#ccffcc"/>
    </style:style>
    <style:style style:name="_32_0_25__20_-_20_Акцент4" style:display-name="20% - Акцент4" style:family="table-cell" style:parent-style-name="Default" style:data-style-name="N0">
      <style:table-cell-properties fo:background-color="#cc99ff"/>
    </style:style>
    <style:style style:name="_32_0_25__20_-_20_Акцент5" style:display-name="20% - Акцент5" style:family="table-cell" style:parent-style-name="Default" style:data-style-name="N0">
      <style:table-cell-properties fo:background-color="#ccffff"/>
    </style:style>
    <style:style style:name="_32_0_25__20_-_20_Акцент6" style:display-name="20% - Акцент6" style:family="table-cell" style:parent-style-name="Default" style:data-style-name="N0">
      <style:table-cell-properties fo:background-color="#ffcc99"/>
    </style:style>
    <style:style style:name="_34_0_25__20_-_20_Акцент1" style:display-name="40% - Акцент1" style:family="table-cell" style:parent-style-name="Default" style:data-style-name="N0">
      <style:table-cell-properties fo:background-color="#99ccff"/>
    </style:style>
    <style:style style:name="_34_0_25__20_-_20_Акцент2" style:display-name="40% - Акцент2" style:family="table-cell" style:parent-style-name="Default" style:data-style-name="N0">
      <style:table-cell-properties fo:background-color="#ff8080"/>
    </style:style>
    <style:style style:name="_34_0_25__20_-_20_Акцент3" style:display-name="40% - Акцент3" style:family="table-cell" style:parent-style-name="Default" style:data-style-name="N0">
      <style:table-cell-properties fo:background-color="#00ff00"/>
    </style:style>
    <style:style style:name="_34_0_25__20_-_20_Акцент4" style:display-name="40% - Акцент4" style:family="table-cell" style:parent-style-name="Default" style:data-style-name="N0">
      <style:table-cell-properties fo:background-color="#cc99ff"/>
    </style:style>
    <style:style style:name="_34_0_25__20_-_20_Акцент5" style:display-name="40% - Акцент5" style:family="table-cell" style:parent-style-name="Default" style:data-style-name="N0">
      <style:table-cell-properties fo:background-color="#99ccff"/>
    </style:style>
    <style:style style:name="_34_0_25__20_-_20_Акцент6" style:display-name="40% - Акцент6" style:family="table-cell" style:parent-style-name="Default" style:data-style-name="N0">
      <style:table-cell-properties fo:background-color="#ffcc00"/>
    </style:style>
    <style:style style:name="_36_0_25__20_-_20_Акцент1" style:display-name="60% - Акцент1" style:family="table-cell" style:parent-style-name="Default" style:data-style-name="N0">
      <style:table-cell-properties fo:background-color="#0066cc"/>
      <style:text-properties fo:color="#ffffff"/>
    </style:style>
    <style:style style:name="_36_0_25__20_-_20_Акцент2" style:display-name="60% - Акцент2" style:family="table-cell" style:parent-style-name="Default" style:data-style-name="N0">
      <style:table-cell-properties fo:background-color="#ff8080"/>
      <style:text-properties fo:color="#ffffff"/>
    </style:style>
    <style:style style:name="_36_0_25__20_-_20_Акцент3" style:display-name="60% - Акцент3" style:family="table-cell" style:parent-style-name="Default" style:data-style-name="N0">
      <style:table-cell-properties fo:background-color="#00ff00"/>
      <style:text-properties fo:color="#ffffff"/>
    </style:style>
    <style:style style:name="_36_0_25__20_-_20_Акцент4" style:display-name="60% - Акцент4" style:family="table-cell" style:parent-style-name="Default" style:data-style-name="N0">
      <style:table-cell-properties fo:background-color="#800080"/>
      <style:text-properties fo:color="#ffffff"/>
    </style:style>
    <style:style style:name="_36_0_25__20_-_20_Акцент5" style:display-name="60% - Акцент5" style:family="table-cell" style:parent-style-name="Default" style:data-style-name="N0">
      <style:table-cell-properties fo:background-color="#33cccc"/>
      <style:text-properties fo:color="#ffffff"/>
    </style:style>
    <style:style style:name="_36_0_25__20_-_20_Акцент6" style:display-name="60% - Акцент6" style:family="table-cell" style:parent-style-name="Default" style:data-style-name="N0">
      <style:table-cell-properties fo:background-color="#ff9900"/>
      <style:text-properties fo:color="#ffffff"/>
    </style:style>
    <style:style style:name="Акцент1" style:family="table-cell" style:parent-style-name="Default" style:data-style-name="N0">
      <style:table-cell-properties fo:background-color="#333399"/>
      <style:text-properties fo:color="#ffffff"/>
    </style:style>
    <style:style style:name="Акцент2" style:family="table-cell" style:parent-style-name="Default" style:data-style-name="N0">
      <style:table-cell-properties fo:background-color="#ff0000"/>
      <style:text-properties fo:color="#ffffff"/>
    </style:style>
    <style:style style:name="Акцент3" style:family="table-cell" style:parent-style-name="Default" style:data-style-name="N0">
      <style:table-cell-properties fo:background-color="#339966"/>
      <style:text-properties fo:color="#ffffff"/>
    </style:style>
    <style:style style:name="Акцент4" style:family="table-cell" style:parent-style-name="Default" style:data-style-name="N0">
      <style:table-cell-properties fo:background-color="#800080"/>
      <style:text-properties fo:color="#ffffff"/>
    </style:style>
    <style:style style:name="Акцент5" style:family="table-cell" style:parent-style-name="Default" style:data-style-name="N0">
      <style:table-cell-properties fo:background-color="#33cccc"/>
      <style:text-properties fo:color="#ffffff"/>
    </style:style>
    <style:style style:name="Акцент6" style:family="table-cell" style:parent-style-name="Default" style:data-style-name="N0">
      <style:table-cell-properties fo:background-color="#ff6600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808080"/>
      <style:text-properties fo:color="#333399"/>
    </style:style>
    <style:style style:name="Вывод" style:family="table-cell" style:parent-style-name="Default" style:data-style-name="N0">
      <style:table-cell-properties fo:background-color="#c0c0c0" fo:border="0.06pt solid #333333"/>
      <style:text-properties fo:color="#333333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c0c0c0" fo:border="0.06pt solid #808080"/>
      <style:text-properties fo:color="#ff99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003366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333399" fo:border-left="none" fo:border-right="none" fo:border-top="0.06pt solid #333399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969696" fo:border="0.06pt solid #333333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Нейтральный" style:family="table-cell" style:parent-style-name="Default" style:data-style-name="N0">
      <style:table-cell-properties fo:background-color="#ffff99"/>
      <style:text-properties fo:color="#993300"/>
    </style:style>
    <style:style style:name="Плохой" style:family="table-cell" style:parent-style-name="Default" style:data-style-name="N0">
      <style:table-cell-properties fo:background-color="#ff99cc"/>
      <style:text-properties fo:color="#800080"/>
    </style:style>
    <style:style style:name="Пояснение" style:family="table-cell" style:parent-style-name="Default" style:data-style-name="N0">
      <style:text-properties fo:color="#808080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cffcc"/>
      <style:text-properties fo:color="#0080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0cm" fo:margin-right="0cm" fo:margin-bottom="0cm"/>
      </style:header-style>
      <style:footer-style>
        <style:header-footer-properties fo:min-height="0.60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.00.0000</text:date>, <text:time style:data-style-name="N2" text:time-value="12:30:12.930769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информатика</meta:initial-creator>
    <meta:creation-date>2020-03-04T14:23:15Z</meta:creation-date>
    <dc:date>2025-10-10T13:27:36.227732200</dc:date>
    <meta:editing-duration>PT29M45S</meta:editing-duration>
    <meta:editing-cycles>2</meta:editing-cycles>
    <meta:document-statistic meta:table-count="1" meta:cell-count="301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398cm" svg:y="0.316cm" chart:style-name="ch2">
          <text:p>Средняя численность населения городов</text:p>
        </chart:title>
        <chart:legend chart:legend-position="end" svg:x="11.582cm" svg:y="3.694cm" style:legend-expansion="high" chart:style-name="ch3"/>
        <chart:plot-area chart:style-name="ch4" svg:x="0.35cm" svg:y="1.471cm" svg:width="10.882cm" svg:height="7.179cm">
          <chart:coordinate-region svg:x="2.482cm" svg:y="1.472cm" svg:width="7.122cm" svg:height="7.122cm"/>
          <chart:axis chart:dimension="x" chart:name="primary-x" chart:style-name="ch5" chartooo:axis-type="auto">
            <chartooo:date-scale/>
            <chart:categories table:cell-range-address="Лист1.F7:Лист1.F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G7:Лист1.G9" chart:label-cell-address="Лист1.G6:Лист1.G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яя численность населения городов </text:p>
                <draw:g>
                  <svg:desc>Лист1.G6:Лист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Египет</text:p>
                <draw:g>
                  <svg:desc>Лист1.F7:Лист1.F9</svg:desc>
                </draw:g>
              </table:table-cell>
              <table:table-cell office:value-type="float" office:value="272.60272972973">
                <text:p>272.60272972973</text:p>
                <draw:g>
                  <svg:desc>Лист1.G7:Лист1.G9</svg:desc>
                </draw:g>
              </table:table-cell>
            </table:table-row>
            <table:table-row>
              <table:table-cell office:value-type="string">
                <text:p>Республика Беларусь</text:p>
              </table:table-cell>
              <table:table-cell office:value-type="float" office:value="60.3054054054054">
                <text:p>60.3054054054054</text:p>
              </table:table-cell>
            </table:table-row>
            <table:table-row>
              <table:table-cell office:value-type="string">
                <text:p>Турция</text:p>
              </table:table-cell>
              <table:table-cell office:value-type="float" office:value="467.535701149425">
                <text:p>467.535701149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